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3" style:family="table">
      <style:table-properties style:width="14.623cm" fo:margin-left="1.625cm" table:align="left"/>
    </style:style>
    <style:style style:name="Tabella3.A" style:family="table-column">
      <style:table-column-properties style:column-width="5.001cm"/>
    </style:style>
    <style:style style:name="Tabella3.B" style:family="table-column">
      <style:table-column-properties style:column-width="9.622cm"/>
    </style:style>
    <style:style style:name="Tabella3.A1" style:family="table-cell">
      <style:table-cell-properties fo:padding-left="0.123cm" fo:padding-right="0.123cm" fo:padding-top="0cm" fo:padding-bottom="0cm" fo:border="none"/>
    </style:style>
    <style:style style:name="Tabella4" style:family="table">
      <style:table-properties style:width="15.002cm" fo:margin-left="0.624cm" table:align="left"/>
    </style:style>
    <style:style style:name="Tabella4.A" style:family="table-column">
      <style:table-column-properties style:column-width="8.251cm"/>
    </style:style>
    <style:style style:name="Tabella4.B" style:family="table-column">
      <style:table-column-properties style:column-width="6.75cm"/>
    </style:style>
    <style:style style:name="Tabella4.A1" style:family="table-cell">
      <style:table-cell-properties fo:padding-left="0.123cm" fo:padding-right="0.123cm" fo:padding-top="0cm" fo:padding-bottom="0cm" fo:border="none"/>
    </style:style>
    <style:style style:name="Tabella5" style:family="table">
      <style:table-properties style:width="15.252cm" fo:margin-left="0.626cm" table:align="left"/>
    </style:style>
    <style:style style:name="Tabella5.A" style:family="table-column">
      <style:table-column-properties style:column-width="1.251cm"/>
    </style:style>
    <style:style style:name="Tabella5.B" style:family="table-column">
      <style:table-column-properties style:column-width="1.75cm"/>
    </style:style>
    <style:style style:name="Tabella5.C" style:family="table-column">
      <style:table-column-properties style:column-width="5.251cm"/>
    </style:style>
    <style:style style:name="Tabella5.D" style:family="table-column">
      <style:table-column-properties style:column-width="7.001cm"/>
    </style:style>
    <style:style style:name="Tabella5.A1" style:family="table-cell">
      <style:table-cell-properties fo:padding-left="0.125cm" fo:padding-right="0.125cm" fo:padding-top="0cm" fo:padding-bottom="0cm" fo:border="none"/>
    </style:style>
    <style:style style:name="Tabella7" style:family="table">
      <style:table-properties style:width="16.007cm" fo:margin-left="0cm" table:align="left"/>
    </style:style>
    <style:style style:name="Tabella7.A" style:family="table-column">
      <style:table-column-properties style:column-width="7.62cm"/>
    </style:style>
    <style:style style:name="Tabella7.B" style:family="table-column">
      <style:table-column-properties style:column-width="8.387cm"/>
    </style:style>
    <style:style style:name="Tabella7.A1" style:family="table-cell">
      <style:table-cell-properties fo:padding="0cm" fo:border="none"/>
    </style:style>
    <style:style style:name="P1" style:family="paragraph" style:parent-style-name="Piè_20_di_20_pagina">
      <style:paragraph-properties fo:text-align="center" style:justify-single-word="false"/>
    </style:style>
    <style:style style:name="P2" style:family="paragraph" style:parent-style-name="Normale">
      <style:text-properties fo:font-size="7pt" style:letter-kerning="true" style:font-size-asian="7pt" style:language-asian="ar" style:country-asian="SA" style:font-size-complex="7pt" style:font-weight-complex="bold"/>
    </style:style>
    <style:style style:name="P3" style:family="paragraph" style:parent-style-name="Normale">
      <style:paragraph-properties fo:text-align="justify" style:justify-single-word="false"/>
    </style:style>
    <style:style style:name="P4" style:family="paragraph" style:parent-style-name="Normale">
      <style:paragraph-properties fo:text-align="justify" style:justify-single-word="false"/>
      <style:text-properties fo:font-size="11pt" style:font-size-asian="11pt"/>
    </style:style>
    <style:style style:name="P5" style:family="paragraph" style:parent-style-name="Normale">
      <style:paragraph-properties fo:text-align="end" style:justify-single-word="false"/>
      <style:text-properties fo:font-size="11pt" style:font-size-asian="11pt"/>
    </style:style>
    <style:style style:name="P6" style:family="paragraph" style:parent-style-name="Normale">
      <style:paragraph-properties fo:text-align="center" style:justify-single-word="false"/>
      <style:text-properties fo:font-size="11pt" style:font-size-asian="11pt"/>
    </style:style>
    <style:style style:name="P7" style:family="paragraph" style:parent-style-name="Normale">
      <style:paragraph-properties fo:text-align="end" style:justify-single-word="false"/>
    </style:style>
    <style:style style:name="P8" style:family="paragraph" style:parent-style-name="Normale">
      <style:paragraph-properties fo:text-align="center" style:justify-single-word="false"/>
    </style:style>
    <style:style style:name="P9"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font-weight="bold" style:font-size-asian="11pt" style:font-weight-asian="bold"/>
    </style:style>
    <style:style style:name="P10" style:family="paragraph" style:parent-style-name="Normale">
      <style:paragraph-properties fo:margin-left="0.501cm" fo:margin-right="0.499cm" fo:line-height="200%" fo:text-align="center" style:justify-single-word="false" fo:text-indent="0cm" style:auto-text-indent="false">
        <style:tab-stops/>
      </style:paragraph-properties>
      <style:text-properties fo:font-size="11pt" fo:font-weight="bold" style:font-size-asian="11pt" style:font-weight-asian="bold"/>
    </style:style>
    <style:style style:name="P11"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font-weight="bold" style:font-size-asian="11pt" style:font-weight-asian="bold" style:font-weight-complex="bold"/>
    </style:style>
    <style:style style:name="P12"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style:font-size-asian="11pt"/>
    </style:style>
    <style:style style:name="P13" style:family="paragraph" style:parent-style-name="Normale">
      <style:paragraph-properties fo:margin-left="0.501cm" fo:margin-right="0.499cm" fo:line-height="200%" fo:text-align="justify" style:justify-single-word="false" fo:text-indent="0cm" style:auto-text-indent="false" style:vertical-align="auto">
        <style:tab-stops/>
      </style:paragraph-properties>
      <style:text-properties fo:font-size="11pt" style:font-size-asian="11pt"/>
    </style:style>
    <style:style style:name="P14"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style:font-size-asian="11pt" style:font-size-complex="11pt"/>
    </style:style>
    <style:style style:name="P15"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style:font-size-asian="11pt" style:font-weight-complex="bold"/>
    </style:style>
    <style:style style:name="P16"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font-style="italic" fo:background-color="#ffff00" style:font-size-asian="11pt" style:font-style-asian="italic"/>
    </style:style>
    <style:style style:name="P17"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background-color="#00ff00" style:font-size-asian="11pt"/>
    </style:style>
    <style:style style:name="P18" style:family="paragraph" style:parent-style-name="Normale">
      <style:paragraph-properties fo:margin-left="0.501cm" fo:margin-right="0.499cm" fo:line-height="200%" fo:text-align="justify" style:justify-single-word="false" fo:text-indent="0cm" style:auto-text-indent="false">
        <style:tab-stops/>
      </style:paragraph-properties>
    </style:style>
    <style:style style:name="P19" style:family="paragraph" style:parent-style-name="Normale">
      <style:paragraph-properties fo:margin-left="0.501cm" fo:margin-right="0.499cm" fo:line-height="200%" fo:text-align="center" style:justify-single-word="false" fo:text-indent="0cm" style:auto-text-indent="false">
        <style:tab-stops/>
      </style:paragraph-properties>
    </style:style>
    <style:style style:name="P20" style:family="paragraph" style:parent-style-name="Normale">
      <style:paragraph-properties fo:margin-left="0.501cm" fo:margin-right="0.499cm" fo:margin-top="0.212cm" fo:margin-bottom="0cm" style:contextual-spacing="false" fo:line-height="200%" fo:text-align="justify" style:justify-single-word="false" fo:text-indent="0cm" style:auto-text-indent="false">
        <style:tab-stops/>
      </style:paragraph-properties>
      <style:text-properties fo:font-size="11pt" style:font-size-asian="11pt"/>
    </style:style>
    <style:style style:name="P21" style:family="paragraph" style:parent-style-name="Normale">
      <style:paragraph-properties fo:margin-left="0cm" fo:margin-right="0.499cm" fo:line-height="200%" fo:text-align="justify" style:justify-single-word="false" fo:text-indent="0cm" style:auto-text-indent="false"/>
      <style:text-properties fo:font-size="11pt" style:font-size-asian="11pt"/>
    </style:style>
    <style:style style:name="P22"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style:font-size-asian="11pt" style:font-size-complex="11pt"/>
    </style:style>
    <style:style style:name="P23"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fo:font-style="italic" fo:background-color="#ffff00" style:font-size-asian="11pt" style:font-style-asian="italic" style:font-size-complex="11pt" style:font-style-complex="italic"/>
    </style:style>
    <style:style style:name="P24"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fo:font-weight="bold" style:font-size-asian="11pt" style:font-weight-asian="bold" style:font-size-complex="11pt"/>
    </style:style>
    <style:style style:name="P25"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style>
    <style:style style:name="P26" style:family="paragraph" style:parent-style-name="Normale">
      <style:paragraph-properties fo:margin-left="0.501cm" fo:margin-right="0.501cm" fo:margin-top="0.176cm" fo:margin-bottom="0cm" style:contextual-spacing="false" fo:line-height="200%" fo:text-align="center" style:justify-single-word="false" fo:text-indent="0cm" style:auto-text-indent="false" style:text-autospace="ideograph-alpha" style:punctuation-wrap="hanging" style:vertical-align="auto">
        <style:tab-stops/>
      </style:paragraph-properties>
    </style:style>
    <style:style style:name="P27"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color="#ff0000" fo:font-size="11pt" fo:font-weight="bold" style:font-size-asian="11pt" style:font-weight-asian="bold" style:font-size-complex="11pt"/>
    </style:style>
    <style:style style:name="P28" style:family="paragraph" style:parent-style-name="Normale">
      <style:paragraph-properties fo:margin-left="0.501cm" fo:margin-right="0.501cm" fo:margin-top="0.176cm" fo:margin-bottom="0cm" style:contextual-spacing="false" fo:text-align="justify" style:justify-single-word="false" fo:text-indent="0cm" style:auto-text-indent="false" style:text-autospace="ideograph-alpha" style:punctuation-wrap="hanging" style:vertical-align="auto">
        <style:tab-stops/>
      </style:paragraph-properties>
      <style:text-properties fo:font-size="12pt" style:font-size-asian="12pt" style:font-size-complex="12pt"/>
    </style:style>
    <style:style style:name="P29"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2pt" style:font-size-asian="12pt" style:font-size-complex="12pt"/>
    </style:style>
    <style:style style:name="P30" style:family="paragraph" style:parent-style-name="Normale">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tab-stops/>
      </style:paragraph-properties>
    </style:style>
    <style:style style:name="P31" style:family="paragraph" style:parent-style-name="Normale_20__28_Web_29_">
      <style:paragraph-properties fo:margin-left="0.501cm" fo:margin-right="0.501cm" fo:margin-top="0cm" fo:margin-bottom="0cm" style:contextual-spacing="false" fo:line-height="200%" fo:text-align="justify" style:justify-single-word="false" fo:text-indent="0cm" style:auto-text-indent="false">
        <style:tab-stops/>
      </style:paragraph-properties>
    </style:style>
    <style:style style:name="P32" style:family="paragraph" style:parent-style-name="Normale_20__28_Web_29_">
      <style:paragraph-properties fo:margin-left="0.501cm" fo:margin-right="0.501cm" fo:margin-top="0.18cm" fo:margin-bottom="0cm" style:contextual-spacing="false" fo:line-height="200%" fo:text-align="justify" style:justify-single-word="false" fo:text-indent="0cm" style:auto-text-indent="false">
        <style:tab-stops/>
      </style:paragraph-properties>
    </style:style>
    <style:style style:name="P33" style:family="paragraph" style:parent-style-name="Normale">
      <style:paragraph-properties fo:margin-left="0.501cm" fo:margin-right="0.501cm" fo:line-height="150%" fo:text-align="center" style:justify-single-word="false" fo:text-indent="0cm" style:auto-text-indent="false">
        <style:tab-stops/>
      </style:paragraph-properties>
      <style:text-properties fo:font-size="11pt" fo:font-weight="bold" style:font-size-asian="11pt" style:font-weight-asian="bold"/>
    </style:style>
    <style:style style:name="P34" style:family="paragraph" style:parent-style-name="Normale">
      <style:paragraph-properties fo:margin-left="0.501cm" fo:margin-right="0.501cm" fo:line-height="150%" fo:text-align="justify" style:justify-single-word="false" fo:text-indent="0cm" style:auto-text-indent="false">
        <style:tab-stops/>
      </style:paragraph-properties>
      <style:text-properties fo:font-size="11pt" style:font-size-asian="11pt"/>
    </style:style>
    <style:style style:name="P35" style:family="paragraph" style:parent-style-name="Normale">
      <style:paragraph-properties fo:margin-left="0.501cm" fo:margin-right="0.501cm" fo:line-height="150%" fo:text-align="center" style:justify-single-word="false" fo:text-indent="0cm" style:auto-text-indent="false">
        <style:tab-stops/>
      </style:paragraph-properties>
      <style:text-properties fo:font-size="11pt" style:font-size-asian="11pt"/>
    </style:style>
    <style:style style:name="P36" style:family="paragraph" style:parent-style-name="Normale">
      <style:paragraph-properties fo:margin-left="0.501cm" fo:margin-right="0.497cm" fo:line-height="200%" fo:text-align="justify" style:justify-single-word="false" fo:text-indent="0cm" style:auto-text-indent="false">
        <style:tab-stops/>
      </style:paragraph-properties>
      <style:text-properties fo:font-size="11pt" fo:background-color="#ffff00" style:font-size-asian="11pt"/>
    </style:style>
    <style:style style:name="P37" style:family="paragraph" style:parent-style-name="Normale">
      <style:paragraph-properties fo:margin-left="0.501cm" fo:margin-right="0.497cm" fo:line-height="200%" fo:text-align="justify" style:justify-single-word="false" fo:text-indent="0cm" style:auto-text-indent="false">
        <style:tab-stops/>
      </style:paragraph-properties>
    </style:style>
    <style:style style:name="P38" style:family="paragraph" style:parent-style-name="Normale_20__28_Web_29_">
      <style:paragraph-properties fo:margin-left="0.635cm" fo:margin-right="0.501cm" fo:margin-top="0cm" fo:margin-bottom="0cm" style:contextual-spacing="false" fo:line-height="200%" fo:text-align="justify" style:justify-single-word="false" fo:text-indent="0cm" style:auto-text-indent="false">
        <style:tab-stops/>
      </style:paragraph-properties>
      <style:text-properties fo:font-size="11pt" style:font-size-asian="11pt" style:font-size-complex="11pt"/>
    </style:style>
    <style:style style:name="P39" style:family="paragraph" style:parent-style-name="Normale_20__28_Web_29_">
      <style:paragraph-properties fo:margin-left="0cm" fo:margin-right="0.501cm" fo:margin-top="0cm" fo:margin-bottom="0cm" style:contextual-spacing="false" fo:line-height="200%" fo:text-indent="0.501cm" style:auto-text-indent="false"/>
    </style:style>
    <style:style style:name="P40" style:family="paragraph" style:parent-style-name="Normale">
      <style:paragraph-properties fo:margin-top="0.176cm" fo:margin-bottom="0.176cm" style:contextual-spacing="false" fo:line-height="200%" fo:text-align="center" style:justify-single-word="false" style:text-autospace="ideograph-alpha" style:punctuation-wrap="hanging" style:vertical-align="auto"/>
    </style:style>
    <style:style style:name="P41" style:family="paragraph" style:parent-style-name="Testo_20_del_20_blocco">
      <style:text-properties fo:font-size="12pt" style:font-size-asian="12pt" style:font-size-complex="12pt"/>
    </style:style>
    <style:style style:name="P42" style:family="paragraph" style:parent-style-name="Normale">
      <style:paragraph-properties fo:text-align="end" style:justify-single-word="false"/>
      <style:text-properties officeooo:rsid="00150f12" officeooo:paragraph-rsid="00150f12"/>
    </style:style>
    <style:style style:name="P43" style:family="paragraph" style:parent-style-name="Normale" style:master-page-name="MPF0">
      <style:paragraph-properties fo:margin-left="11.74cm" fo:margin-right="0.499cm" fo:line-height="200%" fo:text-align="justify" style:justify-single-word="false" fo:text-indent="0.748cm" style:auto-text-indent="false" style:page-number="auto" fo:break-before="page">
        <style:tab-stops/>
      </style:paragraph-properties>
      <style:text-properties fo:font-size="11pt" fo:font-weight="bold" style:font-size-asian="11pt" style:font-weight-asian="bold"/>
    </style:style>
    <style:style style:name="P44" style:family="paragraph" style:parent-style-name="Normale" style:list-style-name="L6">
      <style:paragraph-properties fo:margin-left="0cm" fo:margin-right="0.499cm" fo:line-height="200%" fo:text-align="justify" style:justify-single-word="false" fo:text-indent="0cm" style:auto-text-indent="false"/>
    </style:style>
    <style:style style:name="P45" style:family="paragraph" style:parent-style-name="Normale" style:list-style-name="L7">
      <style:paragraph-properties fo:margin-left="0cm" fo:margin-right="0.499cm" fo:line-height="200%" fo:text-align="justify" style:justify-single-word="false" fo:text-indent="0cm" style:auto-text-indent="false"/>
      <style:text-properties fo:font-size="11pt" style:font-size-asian="11pt"/>
    </style:style>
    <style:style style:name="P46" style:family="paragraph" style:parent-style-name="Normale">
      <style:paragraph-properties fo:margin-left="0cm" fo:margin-right="0.499cm" fo:line-height="200%" fo:text-align="justify" style:justify-single-word="false" fo:text-indent="0cm" style:auto-text-indent="false"/>
      <style:text-properties officeooo:rsid="00150f12" officeooo:paragraph-rsid="00150f12"/>
    </style:style>
    <style:style style:name="P47" style:family="paragraph" style:parent-style-name="Footer">
      <style:paragraph-properties fo:text-align="center" style:justify-single-word="false"/>
    </style:style>
    <style:style style:name="P48" style:family="paragraph" style:parent-style-name="Piè_20_di_20_pagina">
      <style:paragraph-properties fo:text-align="center" style:justify-single-word="false"/>
      <style:text-properties officeooo:rsid="00150f12" officeooo:paragraph-rsid="00150f12"/>
    </style:style>
    <style:style style:name="P49" style:family="paragraph" style:parent-style-name="Normale_20__28_Web_29_" style:list-style-name="L5">
      <style:paragraph-properties fo:margin-left="0cm" fo:margin-right="0.501cm" fo:margin-top="0cm" fo:margin-bottom="0cm" style:contextual-spacing="false" fo:line-height="200%" fo:text-align="justify" style:justify-single-word="false" fo:text-indent="0cm" style:auto-text-indent="false"/>
    </style:style>
    <style:style style:name="P50" style:family="paragraph">
      <style:paragraph-properties fo:text-align="justify"/>
    </style:style>
    <style:style style:name="P51" style:family="paragraph">
      <style:paragraph-properties fo:margin-left="0cm" fo:margin-right="0cm" fo:text-align="start" fo:text-indent="0cm">
        <style:tab-stops/>
      </style:paragraph-properties>
    </style:style>
    <style:style style:name="P52" style:family="paragraph">
      <style:paragraph-properties style:writing-mode="lr-tb"/>
    </style:style>
    <style:style style:name="T1" style:family="text">
      <style:text-properties fo:font-size="12pt" style:font-size-asian="12pt" style:font-size-complex="12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font-weight="bold" style:font-size-asian="11pt" style:font-weight-asian="bold" style:font-weight-complex="bold"/>
    </style:style>
    <style:style style:name="T5" style:family="text">
      <style:text-properties fo:font-size="11pt" fo:font-weight="bold" officeooo:rsid="001761e4" style:font-size-asian="11pt" style:font-weight-asian="bold"/>
    </style:style>
    <style:style style:name="T6" style:family="text">
      <style:text-properties fo:font-size="11pt" style:font-size-asian="11pt"/>
    </style:style>
    <style:style style:name="T7" style:family="text">
      <style:text-properties fo:font-size="11pt" style:font-size-asian="11pt" style:font-size-complex="11pt"/>
    </style:style>
    <style:style style:name="T8" style:family="text">
      <style:text-properties fo:font-size="11pt" style:font-size-asian="11pt" style:font-size-complex="11pt" style:font-weight-complex="bold"/>
    </style:style>
    <style:style style:name="T9" style:family="text">
      <style:text-properties fo:font-size="11pt" style:font-size-asian="11pt" style:font-weight-complex="bold"/>
    </style:style>
    <style:style style:name="T10" style:family="text">
      <style:text-properties fo:font-size="11pt" officeooo:rsid="00150f12" style:font-size-asian="11pt" style:font-weight-complex="bold"/>
    </style:style>
    <style:style style:name="T11" style:family="text">
      <style:text-properties fo:font-size="11pt" officeooo:rsid="00150f12" style:font-size-asian="11pt"/>
    </style:style>
    <style:style style:name="T12" style:family="text">
      <style:text-properties fo:font-size="11pt" style:text-underline-style="solid" style:text-underline-width="auto" style:text-underline-color="font-color" style:text-underline-mode="continuous" style:text-overline-mode="continuous" style:text-line-through-mode="continuous" style:font-size-asian="11pt"/>
    </style:style>
    <style:style style:name="T13" style:family="text">
      <style:text-properties fo:font-size="11pt" style:text-underline-style="solid" style:text-underline-width="auto" style:text-underline-color="font-color" fo:font-weight="bold" style:text-underline-mode="continuous" style:text-overline-mode="continuous" style:text-line-through-mode="continuous" fo:background-color="#ffff00" style:font-size-asian="11pt" style:font-weight-asian="bold" style:font-weight-complex="bold"/>
    </style:style>
    <style:style style:name="T14"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style>
    <style:style style:name="T15"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weight-complex="bold"/>
    </style:style>
    <style:style style:name="T16"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17" style:family="text">
      <style:text-properties fo:font-size="11pt" fo:background-color="#ffff00" style:font-size-asian="11pt"/>
    </style:style>
    <style:style style:name="T18" style:family="text">
      <style:text-properties fo:font-size="11pt" fo:background-color="#ffff00" style:font-size-asian="11pt" style:font-size-complex="11pt"/>
    </style:style>
    <style:style style:name="T19" style:family="text">
      <style:text-properties fo:font-size="11pt" fo:background-color="#00ff00" style:font-size-asian="11pt"/>
    </style:style>
    <style:style style:name="T20" style:family="text">
      <style:text-properties fo:font-size="11pt" fo:background-color="#00ff00" style:font-size-asian="11pt" style:font-size-complex="11pt"/>
    </style:style>
    <style:style style:name="T21" style:family="text">
      <style:text-properties fo:font-size="11pt" fo:font-style="italic" fo:background-color="#ffff00" style:font-size-asian="11pt" style:font-style-asian="italic"/>
    </style:style>
    <style:style style:name="T22" style:family="text">
      <style:text-properties fo:font-size="11pt" fo:font-style="italic" fo:background-color="#ffff00" style:font-size-asian="11pt" style:font-style-asian="italic" style:font-size-complex="11pt" style:font-style-complex="italic"/>
    </style:style>
    <style:style style:name="T23" style:family="text">
      <style:text-properties fo:color="#000000" fo:font-size="11pt" style:font-size-asian="11pt" style:font-size-complex="11pt"/>
    </style:style>
    <style:style style:name="T24" style:family="text">
      <style:text-properties fo:color="#ff0000" fo:font-size="11pt" style:font-size-asian="11pt" style:font-size-complex="11pt"/>
    </style:style>
    <style:style style:name="T25" style:family="text">
      <style:text-properties fo:color="#ff6600" fo:font-size="11pt" style:font-size-asian="11pt" style:font-size-complex="11pt"/>
    </style:style>
    <style:style style:name="T26" style:family="text">
      <style:text-properties officeooo:rsid="00150f12"/>
    </style:style>
    <style:style style:name="T27" style:family="text"/>
    <style:style style:name="T28" style:family="text">
      <style:text-properties style:font-name="Arial" fo:font-size="22pt" fo:font-weight="bold" style:font-size-asian="22pt" style:font-weight-asian="bold"/>
    </style:style>
    <style:style style:name="T29" style:family="text">
      <style:text-properties fo:font-size="16pt" fo:font-style="italic" style:font-size-asian="16pt" style:font-style-asian="italic"/>
    </style:style>
    <style:style style:name="T30" style:family="text">
      <style:text-properties fo:font-size="12pt" fo:font-style="italic" fo:font-weight="normal" style:font-size-asian="12pt" style:font-style-asian="italic" style:font-weight-asian="normal" style:font-size-complex="12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writing-mode="lr-tb">
        <style:background-image/>
      </style:graphic-properties>
    </style:style>
    <style:style style:name="fr2"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LVL1" text:bullet-char="">
        <style:list-level-properties text:space-before="1.136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1.136cm" text:min-label-width="0.635cm"/>
      </text:list-level-style-number>
      <text:list-level-style-number text:level="2" style:num-suffix="." style:num-format="a" style:num-letter-sync="true">
        <style:list-level-properties text:space-before="2.406cm" text:min-label-width="0.635cm"/>
      </text:list-level-style-number>
      <text:list-level-style-number text:level="3" style:num-suffix="." style:num-format="i">
        <style:list-level-properties text:space-before="3.993cm" text:min-label-width="0.318cm" fo:text-align="end"/>
      </text:list-level-style-number>
      <text:list-level-style-number text:level="4" style:num-suffix="." style:num-format="1">
        <style:list-level-properties text:space-before="4.946cm" text:min-label-width="0.635cm"/>
      </text:list-level-style-number>
      <text:list-level-style-number text:level="5" style:num-suffix="." style:num-format="a" style:num-letter-sync="true">
        <style:list-level-properties text:space-before="6.216cm" text:min-label-width="0.635cm"/>
      </text:list-level-style-number>
      <text:list-level-style-number text:level="6" style:num-suffix="." style:num-format="i">
        <style:list-level-properties text:space-before="7.803cm" text:min-label-width="0.318cm" fo:text-align="end"/>
      </text:list-level-style-number>
      <text:list-level-style-number text:level="7" style:num-suffix="." style:num-format="1">
        <style:list-level-properties text:space-before="8.756cm" text:min-label-width="0.635cm"/>
      </text:list-level-style-number>
      <text:list-level-style-number text:level="8" style:num-suffix="." style:num-format="a" style:num-letter-sync="true">
        <style:list-level-properties text:space-before="10.026cm" text:min-label-width="0.635cm"/>
      </text:list-level-style-number>
      <text:list-level-style-number text:level="9" style:num-suffix="." style:num-format="i">
        <style:list-level-properties text:space-before="11.613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vertical-align="top" draw:auto-grow-height="false" draw:auto-grow-width="false" fo:min-height="8.555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Prot. n. ________</text:p>
      <text:p text:style-name="P9">Permesso di costruire </text:p>
      <text:p text:style-name="P9">Oggetto: [oggetto] immobile sito in [ubicazione]</text:p>
      <text:p text:style-name="P18"><text:span text:style-name="Car._20_predefinito_20_paragrafo"><text:span text:style-name="T2">Richiedenti: </text:span></text:span><text:span text:style-name="Car._20_predefinito_20_paragrafo"><text:span text:style-name="T5">[</text:span></text:span><text:span text:style-name="Car._20_predefinito_20_paragrafo"><text:span text:style-name="T2">elenco_richiedenti]</text:span></text:span></text:p>
      <text:p text:style-name="P10">IL DIRIGENTE</text:p>
      <text:p text:style-name="P18"><text:span text:style-name="Car._20_predefinito_20_paragrafo"><text:span text:style-name="T2">Premesso:</text:span></text:span></text:p>
      <text:p text:style-name="P18"><text:span text:style-name="Car._20_predefinito_20_paragrafo"><text:span text:style-name="T6">- che il sig. </text:span></text:span><text:span text:style-name="Car._20_predefinito_20_paragrafo"><text:span text:style-name="T2">[elenco_richiedenti]</text:span></text:span><text:span text:style-name="Car._20_predefinito_20_paragrafo"><text:span text:style-name="T6"> presentava, istanza di rilascio del permesso di costruire </text:span></text:span><text:span text:style-name="Car._20_predefinito_20_paragrafo"><text:span text:style-name="T7">(per ultimare le opere già assentite con permesso di costruire n° * del * e ad oggi decaduto) </text:span></text:span><text:span text:style-name="Car._20_predefinito_20_paragrafo"><text:span text:style-name="T6">per eseguire opere di [oggetto] relative agli immobili siti in Savona, [ubicazione] censiti al NCT/NCEU di Savona, al [elenco_ct];</text:span></text:span></text:p>
      <text:p text:style-name="P12">- che detta istanza del [data_presentazione] veniva recepita in atti il [data_presentazione] al protocollo n° [protocollo] del [data_protocollo];</text:p>
      <text:p text:style-name="P11">Considerato che l’intervento in oggetto riguarda un immobile/un area <text:s/>compreso in:</text:p>
      <text:p text:style-name="P18"><text:span text:style-name="Car._20_predefinito_20_paragrafo"><text:span text:style-name="T9">- </text:span></text:span><text:span text:style-name="Car._20_predefinito_20_paragrafo"><text:span text:style-name="T10">[zone_piano_6]</text:span></text:span><text:span text:style-name="Car._20_predefinito_20_paragrafo"><text:span text:style-name="T9"> sub-ambito </text:span></text:span><text:span text:style-name="Car._20_predefinito_20_paragrafo"><text:span text:style-name="T10">[zone_piano_7]</text:span></text:span><text:span text:style-name="Car._20_predefinito_20_paragrafo"><text:span text:style-name="T9"> del </text:span></text:span><text:span text:style-name="Car._20_predefinito_20_paragrafo"><text:span text:style-name="T6">Piano Urbanistico Comunale (PUC) vigente;</text:span></text:span></text:p>
      <text:p text:style-name="P13">- ambito assoggettato dal Piano territoriale di coordinamento paesistico, approvato con deliberazione del Consiglio Regionale n° 6 del 26 febbraio 1990, ai seguenti regimi :</text:p>
      <table:table table:name="Tabella3" table:style-name="Tabella3">
        <table:table-column table:style-name="Tabella3.A"/>
        <table:table-column table:style-name="Tabella3.B"/>
        <table:table-row>
          <table:table-cell table:style-name="Tabella3.A1" office:value-type="string">
            <text:p text:style-name="P21">Assetto Geomorfologico </text:p>
          </table:table-cell>
          <table:table-cell table:style-name="Tabella3.A1" office:value-type="string">
            <text:p text:style-name="P46">[zone_piano_3]</text:p>
          </table:table-cell>
        </table:table-row>
        <table:table-row>
          <table:table-cell table:style-name="Tabella3.A1" office:value-type="string">
            <text:p text:style-name="P21">Assetto Insediativo</text:p>
          </table:table-cell>
          <table:table-cell table:style-name="Tabella3.A1" office:value-type="string">
            <text:p text:style-name="P46">[zone_piano_4]</text:p>
          </table:table-cell>
        </table:table-row>
        <table:table-row>
          <table:table-cell table:style-name="Tabella3.A1" office:value-type="string">
            <text:p text:style-name="P21">Assetto Vegetazionale</text:p>
          </table:table-cell>
          <table:table-cell table:style-name="Tabella3.A1" office:value-type="string">
            <text:p text:style-name="P46">[zone_piano_5]</text:p>
          </table:table-cell>
        </table:table-row>
      </table:table>
      <text:p text:style-name="P12"/>
      <text:p text:style-name="P12">- ambito assoggettato (o non assoggettato a specifica disciplina) dal Piano territoriale di coordinamento dell’Area centrale ligure, approvato con deliberazione del Consiglio regionale dell’11 febbraio 1997 n° 14, al regime *;</text:p>
      <text:p text:style-name="P12"><text:soft-page-break/>- ambito dello Strumento urbanistico attuativo della zona * , approvato con * , ambito per il quale è prevista la seguente disciplina: * ;</text:p>
      <text:p text:style-name="P18"><text:span text:style-name="Car._20_predefinito_20_paragrafo"><text:span text:style-name="T6">????????????? </text:span></text:span><text:span text:style-name="Car._20_predefinito_20_paragrafo"><text:span text:style-name="T12">(da mettere solo in caso di vincolo paesaggistico)</text:span></text:span><text:span text:style-name="Car._20_predefinito_20_paragrafo"><text:span text:style-name="T6"> - zona sottoposta a vincolo paesaggistico ai sensi dell’art. 142 del D.Lgs. 22 gennaio 2004, n. 42 (specificare tipo di vincolo);</text:span></text:span></text:p>
      <text:p text:style-name="P18"><text:span text:style-name="Car._20_predefinito_20_paragrafo"><text:span text:style-name="T6">????????????? </text:span></text:span><text:span text:style-name="Car._20_predefinito_20_paragrafo"><text:span text:style-name="T12">(da mettere solo in caso di vincolo architettonico)</text:span></text:span><text:span text:style-name="Car._20_predefinito_20_paragrafo"><text:span text:style-name="T6"> - immobile sottoposto a vincolo architettonico <text:s/>ai sensi della parte II titolo I del D.Lgs. 22 gennaio 2004, n. 42;</text:span></text:span></text:p>
      <text:p text:style-name="P18"><text:span text:style-name="Car._20_predefinito_20_paragrafo"><text:span text:style-name="T6">????????????? (</text:span></text:span><text:span text:style-name="Car._20_predefinito_20_paragrafo"><text:span text:style-name="T12">da mettere solo in caso di vincolo idrogeologico) </text:span></text:span><text:span text:style-name="Car._20_predefinito_20_paragrafo"><text:span text:style-name="T6">area sottoposte a vincolo idrogeologico, ai sensi della L.R. n. 4 del 1999;</text:span></text:span></text:p>
      <text:p text:style-name="P12">?????????????? (vedere piani di bacino) - zona ricompresa nella fascia di inondabilità di tipo (A - B - C - storicamente inondata non indagata) - di cui all’art. 12, comma 2, lettera a, <text:s/>delle N.d.A dei vigenti Piani di Bacino;.</text:p>
      <text:p text:style-name="P12">?????????????? (vedere piani di bacino) - zona ricompresa nella area a suscettività al dissesto ( molto elevata - elevata - media - bassa - molto bassa <text:s/>- di cui all’art. 12, comma 2, lettera b, delle N.d.A dei vigenti Piani di Bacino;.</text:p>
      <text:p text:style-name="P12">?????????????? (in caso di area di proprietà del demanio marittimo) - area ricadente entro l'ambito demaniale marittimo e ricompresa nella fascia di rispetto ex art. 55 del Codice di Navigazione.</text:p>
      <text:p text:style-name="P20">?????????????? - area ricompresa nella fascia di rispetto ex art. 55 del Codice di Navigazione.</text:p>
      <text:p text:style-name="P12">?????????????? - zona di salvaguardia posta in prossimità della linea doganale e nel mare territoriale, ai sensi e per gli effetti dell’articolo 19 del decreto legislativo 8 novembre 1990, n. 374 </text:p>
      <text:p text:style-name="P20">?????????????? - zona ……….</text:p>
      <text:p text:style-name="P18"><text:span text:style-name="Car._20_predefinito_20_paragrafo"><text:span text:style-name="T2">Visti:</text:span></text:span></text:p>
      <text:p text:style-name="P18"><text:soft-page-break/><text:span text:style-name="Car._20_predefinito_20_paragrafo"><text:span text:style-name="T6">- la documentazione in ordine alla proprietà/disponibilità degli immobili interessati alla esecuzione delle opere, recepita agli atti il [data_presentazione] al protocollo n° [protocollo] del [data_protocollo];</text:span></text:span></text:p>
      <text:p text:style-name="P14">- gli elaborati di progetto delle opere, comprendenti relazione tecnica e n° * tavol* a firma del [elenco_progettisti] iscritto all'Ordine/Collegio * della provincia di * recepiti in atti il [data_presentazione] al protocollo n° [protocollo] del [data_protocollo];</text:p>
      <text:p text:style-name="P22">- il permesso di costruire n.* del* e gli elaborati ad esso allegati avente per oggetto******** i cui termini ad oggi sono scaduti in quanto*****;</text:p>
      <text:p text:style-name="P18"><text:span text:style-name="Car._20_predefinito_20_paragrafo"><text:span text:style-name="T7">- </text:span></text:span><text:span text:style-name="Car._20_predefinito_20_paragrafo"><text:span text:style-name="T18">il progetto degli impianti di cui </text:span></text:span><text:span text:style-name="Car._20_predefinito_20_paragrafo"><text:span text:style-name="T23">all'art. 5 del D.M 22.1.2008 n. 37 redatto </text:span></text:span><text:span text:style-name="Car._20_predefinito_20_paragrafo"><text:span text:style-name="T7">da [elenco_progettisti] iscritto all'Ordine/Collegio * della provincia di * recepito in atti il [data_presentazione] al protocollo n° [protocollo] del [data_protocollo];</text:span></text:span></text:p>
      <text:p text:style-name="P18"><text:span text:style-name="Car._20_predefinito_20_paragrafo"><text:span text:style-name="T6">- </text:span></text:span>«PARERI»</text:p>
      <text:p text:style-name="P18"><text:span text:style-name="Car._20_predefinito_20_paragrafo"><text:span text:style-name="T19">- il parere * espresso dall’Azienda Sanitaria Locale n. 2 del <text:s/>Savonese - Ufficio Igiene Pubblica con nota n° * in data * recepito agli atti al prot. n. * in data *, contenente le seguenti prescrizioni: *;</text:span></text:span></text:p>
      <text:p text:style-name="P16">con dpr 380</text:p>
      <text:p text:style-name="P18"><text:span text:style-name="Car._20_predefinito_20_paragrafo"><text:span text:style-name="T21">(oppure)</text:span></text:span><text:span text:style-name="Car._20_predefinito_20_paragrafo"><text:span text:style-name="T17">- l'autocertificazione di conformità dell’intervento alle norme igienico-sanitarie ai sensi dell’art. 20 comma 1 del D.P.R. 380/01 e s.m.i. a firma del [elenco_progettisti] sopraccitato;</text:span></text:span></text:p>
      <text:p text:style-name="P23">con l. 16/08</text:p>
      <text:p text:style-name="P25"><text:span text:style-name="Car._20_predefinito_20_paragrafo"><text:span text:style-name="T22">(oppureLEGGE 16 VECCHIA )</text:span></text:span><text:span text:style-name="Car._20_predefinito_20_paragrafo"><text:span text:style-name="T18">- l'attestazione sulla conformità dell’intervento alle norme di sicurezza ed igienico-sanitarie nonché a tutte le disposizioni applicabili per l’esecuzione delle opere redatta dal [elenco_progettisti] ai sensi dell’art. 31 comma 2 della Legge Regionale 6 Giugno 2008 n. 16 e s.m.i.;</text:span></text:span></text:p>
      <text:p text:style-name="P25"><text:span text:style-name="Car._20_predefinito_20_paragrafo"><text:span text:style-name="T22"><text:s/>(oppure LEGGE 16 NUOVA)</text:span></text:span><text:span text:style-name="Car._20_predefinito_20_paragrafo"><text:span text:style-name="T18">- l'attestazione sulla conformità dell’intervento alle norme igienico-sanitarie di efficienza energetica,antisismiche e di sicurezza nonché a tutte le altre </text:span></text:span><text:soft-page-break/><text:span text:style-name="Car._20_predefinito_20_paragrafo"><text:span text:style-name="T18">disposizioni aventi incidenza sull’attività edilizia redatta dal [elenco_progettisti] ai sensi dell’art. 31 comma 2 lettera b) della Legge Regionale 6 Giugno 2008 n. 16 e s.m.i.;</text:span></text:span></text:p>
      <text:p text:style-name="P17">- il parere * espresso dal Settore Qualità e Dotazioni Urbane in data * contenente le seguenti prescrizioni: *</text:p>
      <text:p text:style-name="P18"><text:span text:style-name="Car._20_predefinito_20_paragrafo"><text:span text:style-name="T19">- il parere * espresso dal Comando di Polizia Municipale in data * contenente le seguenti prescrizioni: *</text:span></text:span></text:p>
      <text:p text:style-name="P18"><text:span text:style-name="Car._20_predefinito_20_paragrafo"><text:span text:style-name="T19">- l’autorizzazione rilasciata dalla Soprintendenza per i Beni Architettonici e per il Paesaggistici della Liguria </text:span></text:span><text:span text:style-name="Car._20_predefinito_20_paragrafo"><text:span text:style-name="T6">ai sensi dell’art. del D.Lgs. 22 gennaio 2004, n. 42; </text:span></text:span><text:span text:style-name="Car._20_predefinito_20_paragrafo"><text:span text:style-name="T19">con nota n.* del * , recepita agli atti al prot. n. * in data *;</text:span></text:span></text:p>
      <text:p text:style-name="P17">- il parere preventivo rilasciato dal Comando Provinciale dei Vigili del Fuoco di Savona con nota n.* del *, recepito agli atti al prot. n. * in data *;</text:p>
      <text:p text:style-name="P18"><text:span text:style-name="Car._20_predefinito_20_paragrafo"><text:span text:style-name="T19">- il parere / autorizzazione rilasciato da * <text:s/>(caso di altri enti o uffici competenti);</text:span></text:span></text:p>
      <text:p text:style-name="P18"><text:span text:style-name="Car._20_predefinito_20_paragrafo"><text:span text:style-name="T19">- l'autorizzazione n° * del * per movimento terreno in zona vincolata idrogeologicamente, rilasciata dal Settore Qualità e Dotazioni Urbane – Servizio Ambiente ai sensi della Legge Regionale 22 gennaio 1999 n. 4</text:span></text:span><text:span text:style-name="Car._20_predefinito_20_paragrafo"><text:span text:style-name="T6">;</text:span></text:span></text:p>
      <text:p text:style-name="P18"><text:span text:style-name="Car._20_predefinito_20_paragrafo"><text:span text:style-name="T19">- l’autorizzazione dell’Agenzia delle Dogane ai sensi e per gli effetti dell’articolo 19 del decreto legislativo 8 novembre 1990, n. 374 recepita agli atti del Comune il * prot. n° * del *;</text:span></text:span></text:p>
      <text:p text:style-name="P18"><text:span text:style-name="Car._20_predefinito_20_paragrafo"><text:span text:style-name="T19">- l’autorizzazione dell’Autorità Portuale ai sensi e per gli effetti dell’articolo 55 del codice della navigazione recepita agli atti del Comune il * prot. n° * del *;</text:span></text:span></text:p>
      <text:p text:style-name="P17">- l’autorizzazione, ai sensi del D.P.R. dell’11/07/80 n. 753, rilasciata dalle Ferrovie dello Stato S.p.A. in data * e pervenuta agli atti in data * al protocollo n° * del *;</text:p>
      <text:p text:style-name="P18"><text:span text:style-name="Car._20_predefinito_20_paragrafo"><text:span text:style-name="T19">- il parere favorevole espresso dalla Provincia di Savona ai sensi dell’art. **** (art.15 rischio inondazione - art. 16 dissesto - art. 8 corsi non indagati e altri casi) della Normativa del Piano di Bacino vigente pervenuto in data * al protocollo n° * del *;</text:span></text:span></text:p>
      <text:p text:style-name="P12">- i vigenti piani territoriali di livello sovracomunale;</text:p>
      <text:p text:style-name="P18"><text:span text:style-name="Car._20_predefinito_20_paragrafo"><text:span text:style-name="T6">- lo strumento urbanistico comunale e </text:span></text:span><text:span text:style-name="Car._20_predefinito_20_paragrafo"><text:span text:style-name="T9">il regolamento edilizio </text:span></text:span><text:span text:style-name="Car._20_predefinito_20_paragrafo"><text:span text:style-name="T6">vigenti; </text:span></text:span></text:p>
      <text:p text:style-name="P15">- le vigenti leggi statali e <text:s/>regionali.</text:p>
      <text:p text:style-name="P18"><text:soft-page-break/><text:span text:style-name="Car._20_predefinito_20_paragrafo"><text:span text:style-name="T2">Visti altresì</text:span></text:span><text:span text:style-name="Car._20_predefinito_20_paragrafo"><text:span text:style-name="T6"> </text:span></text:span></text:p>
      <text:p text:style-name="P14">- la ulteriore documentazione prodotta dal Signor [elenco_richiedenti] a richiesta del Comune e recepita in atti al n° di protocollo * in data *;</text:p>
      <text:p text:style-name="P12">- gli elaborati di progetto ad integrazione ed in parziale-totale sostituzione di quelli precedentemente prodotti, comprendenti n° * tavol* grafic* e * a firma del medesimo tecnico e recepiti in atti al n° di protocollo * in data *;</text:p>
      <text:p text:style-name="P25"><text:span text:style-name="Car._20_predefinito_20_paragrafo"><text:span text:style-name="T18">- il progetto dell'impianto termico di cui all'art. 28 della L.10/91 e successivi D. Lgs.vo 192/05  e D. Lgs.vo 311/06 attestante la rispondenza alle prescrizioni in materia di contenimento del consumo energetico degli edifici pervenuto in data              al prot. n°           in pari data;</text:span></text:span><text:span text:style-name="Car._20_predefinito_20_paragrafo"><text:span text:style-name="T7"> </text:span></text:span></text:p>
      <text:p text:style-name="P25"><text:span text:style-name="Car._20_predefinito_20_paragrafo"><text:span text:style-name="T18">- il progetto dell'impianto termico di cui all'art. 28 della L.10/91 e successivi </text:span></text:span><text:span text:style-name="Car._20_predefinito_20_paragrafo"><text:span text:style-name="T17">Dlgs n° 192 del 19.02.2005 (integrato e modificato dal Dlgs n° 311 del 29.12.2006), dalla Legge Regionale 22 del 29.05.2007 e relativo Regolamento di attuazione emanato con provvedimento del Presidente della Giunta regionale n° </text:span></text:span><text:span text:style-name="Car._20_predefinito_20_paragrafo"><text:span text:style-name="T18">° 1 in data 22.1.2009 </text:span></text:span><text:span text:style-name="Car._20_predefinito_20_paragrafo"><text:span text:style-name="T17">e dall’art. 54 del vigente Regolamento Edilizio</text:span></text:span><text:span text:style-name="Car._20_predefinito_20_paragrafo"><text:span text:style-name="T6">,</text:span></text:span></text:p>
      <text:p text:style-name="P25"><text:span text:style-name="Car._20_predefinito_20_paragrafo"><text:span text:style-name="T18"><text:s/>attestante la rispondenza alle prescrizioni in materia di contenimento del consumo energetico degli edifici pervenuto in data              al prot. n°           in pari data;</text:span></text:span><text:span text:style-name="Car._20_predefinito_20_paragrafo"><text:span text:style-name="T7"> </text:span></text:span></text:p>
      <text:p text:style-name="P18"><text:span text:style-name="Car._20_predefinito_20_paragrafo"><text:span text:style-name="T19">- la dichiarazione sostitutiva dell'atto di notorietà sottoscritta in data ***** dal sig. ************, relativa al non riutilizzo di terre e rocce da scavo derivanti dall'intervento ed al conferimento in disc arica attenendosi alle vigenti normative in materia;</text:span></text:span></text:p>
      <text:p text:style-name="P12">- l’indagine geologico - tecnica a firma del dott. geol. *, iscritto all’Ordine Regionale dei Geologi della Liguria ; indagine recepita in atti in data * al prot. n°* del * e composta dei seguenti elaborati ****;</text:p>
      <text:p text:style-name="P17">IN CASO DI PERMESSO CONVENZIONATO residenziale zone agricole DA VEDERE</text:p>
      <text:p text:style-name="P31"><text:span text:style-name="Car._20_predefinito_20_paragrafo"><text:span text:style-name="T7">- la convenzione urbanistica rogata in data <text:s text:c="15"/>dal notaio Dott. <text:s text:c="12"/>, n° di rep. <text:s text:c="16"/>raccolta n° <text:s text:c="14"/>, registrata a Savona il <text:s text:c="11"/>al n. <text:s text:c="10"/>e trascritta il <text:s text:c="10"/>a <text:s/>(oppure in corso di trascrizione) e relativi allegati elaborati progettuali, in base alla quale il richiedente: </text:span></text:span></text:p>
      <text:list xml:id="list274423232538356136" text:style-name="L5">
        <text:list-item>
          <text:p text:style-name="P49"><text:span text:style-name="Car._20_predefinito_20_paragrafo"><text:span text:style-name="T7">a non modificare le destinazioni d’uso delle costruzioni; </text:span></text:span><text:span text:style-name="Car._20_predefinito_20_paragrafo"><text:span text:style-name="T24">(SOLO X LE <text:s/>E)</text:span></text:span></text:p>
        </text:list-item>
        <text:list-item>
          <text:p text:style-name="P49"><text:soft-page-break/><text:span text:style-name="Car._20_predefinito_20_paragrafo"><text:span text:style-name="T7">a non frazionare né alienare separatamente il fondo dalla costruzione; </text:span></text:span><text:span text:style-name="Car._20_predefinito_20_paragrafo"><text:span text:style-name="T24">(SOLO X LE <text:s/>E)</text:span></text:span></text:p>
        </text:list-item>
        <text:list-item>
          <text:p text:style-name="P49"><text:span text:style-name="Car._20_predefinito_20_paragrafo"><text:span text:style-name="T7">a completare, contestualmente all’ultimazione dei lavori relativi all’edificazione residenziale e di servizio, le opere di presidio ambientale e di interesse pubblico <text:s/>di cui all'ALLEGATO TECNICO pervenuto agli atti in data ……………. </text:span></text:span></text:p>
        </text:list-item>
        <text:list-item>
          <text:p text:style-name="P49"><text:span text:style-name="Car._20_predefinito_20_paragrafo"><text:span text:style-name="T7">ha asservito alla costruzione le aree occorrenti per l'edificazione e ha vincolato la relativa destinazione d'uso;</text:span></text:span></text:p>
        </text:list-item>
        <text:list-item>
          <text:p text:style-name="P49"><text:span text:style-name="Car._20_predefinito_20_paragrafo"><text:span text:style-name="T7">ha vincolato il locale autorimessa al costruendo fabbricato ai sensi dell’art. 41 sexies Legge 17 agosto 1942 n. 1150 come modificato dall’art.2 della Legge 24 marzo 1989 n. 122;</text:span></text:span></text:p>
        </text:list-item>
        <text:list-item>
          <text:p text:style-name="P49"><text:span text:style-name="Car._20_predefinito_20_paragrafo"><text:span text:style-name="T7">(solo per su ambito E) si è impegnata a non frazionare né alienare separatamente il fondo della costruzione per almeno 10 anni dalla sottoscrizione della convenzione, ai sensi dell'art. 5.2 della Struttura del Piano Ambito del territorio extraurbano – Norme di Conformità - Fascicolo St3 del PUC adottato;</text:span></text:span></text:p>
        </text:list-item>
        <text:list-item>
          <text:p text:style-name="P49"><text:span text:style-name="Car._20_predefinito_20_paragrafo"><text:span text:style-name="T7">si è impegnata a mantenere coltivato e in stato produttivo il fondo annesso alla residenza, intendendo come tale l’intera area asservita alla costruzione.</text:span></text:span></text:p>
        </text:list-item>
      </text:list>
      <text:p text:style-name="P17">IN CASO DI PERMESSO non CONVENZIONATO non residenziale zone agricole DA VEDERE</text:p>
      <text:p text:style-name="P18"><text:span text:style-name="Car._20_predefinito_20_paragrafo"><text:span text:style-name="T17">- l'atto unilaterale d’obbligo rogato in data * dal notaio *, n° di rep. * in data * registrato a * il </text:span></text:span><text:span text:style-name="Car._20_predefinito_20_paragrafo"><text:span text:style-name="T18">*e trascritto a * il *, Reg. Part. *, Reg. Ord. * con il quale il Signor </text:span></text:span><text:span text:style-name="Car._20_predefinito_20_paragrafo"><text:span text:style-name="T7">[elenco_richiedenti]</text:span></text:span><text:span text:style-name="Car._20_predefinito_20_paragrafo"><text:span text:style-name="T18">:</text:span></text:span></text:p>
      <text:p text:style-name="P36">1) ha asservito alla costruzione le aree occorrenti per l'edificazione e ha vincolato la relativa destinazione d'uso;</text:p>
      <text:p text:style-name="P37"><text:span text:style-name="Car._20_predefinito_20_paragrafo"><text:span text:style-name="T17">3) si è impegnato a </text:span></text:span><text:span text:style-name="Car._20_predefinito_20_paragrafo"><text:span text:style-name="T6">………………………..</text:span></text:span></text:p>
      <text:p text:style-name="P27">IN CASO DI AUTORIMESSA PERTINENZIALE</text:p>
      <text:p text:style-name="P12">- l’atto unilaterale d’obbligo rogato in data * dal notaio *, n° di rep. * in data * registrato a * e trascritto a * il *, Reg. Part. *, Reg. Ord. * con il quale <text:s/>è stato costituito vincolo pertinenziale del locale autorimessa al fabbricato * a sensi dell’art. 9 della legge 24/3/1989 n. 122;</text:p>
      <text:p text:style-name="P14"><text:soft-page-break/>- l’atto unilaterale d’obbligo rogato in data * dal notaio *, n° di rep. * in data * registrato a * e trascritto a * il *, Reg. Part. *, Reg. Ord. * con il quale il Signor [elenco_richiedenti] si è impegnato a costituire vincolo di pertinenzialità esclusiva ed indivisibile delle autorimesse in oggetto a favore di unità immobiliari ubicate in edifici circostanti il perimetro dell’area interessata dall’intervento (edifici ricompresi nel raggio di mt. 500), impegnandosi a non alienarle separatamente dalle stesse;</text:p>
      <text:p text:style-name="P12">- l’istanza relativa alla richiesta di rateizzazione degli oneri di costruzione presentata dal richiedente il permesso di costruire, recepita agli atti in data *, al prot. n. * , del *; </text:p>
      <text:p text:style-name="P18"><text:span text:style-name="Car._20_predefinito_20_paragrafo"><text:span text:style-name="T6">- la polizza fideiussoria n. </text:span></text:span><text:span text:style-name="Car._20_predefinito_20_paragrafo"><text:span text:style-name="T11">[numero_fido]</text:span></text:span><text:span text:style-name="Car._20_predefinito_20_paragrafo"><text:span text:style-name="T6"> prestata da </text:span></text:span><text:span text:style-name="Car._20_predefinito_20_paragrafo"><text:span text:style-name="T11">[istituto_fido] </text:span></text:span><text:span text:style-name="Car._20_predefinito_20_paragrafo"><text:span text:style-name="T6">in data </text:span></text:span><text:span text:style-name="Car._20_predefinito_20_paragrafo"><text:span text:style-name="T11">[data_fido]</text:span></text:span><text:span text:style-name="Car._20_predefinito_20_paragrafo"><text:span text:style-name="T6"> a favore del Comune di Savona a garanzia <text:s/>dell’importo </text:span></text:span><text:span text:style-name="Car._20_predefinito_20_paragrafo"><text:span text:style-name="T11">[importo_fido] </text:span></text:span><text:span text:style-name="Car._20_predefinito_20_paragrafo"><text:span text:style-name="T6">pari ai tre quarti della somma dovuta <text:s/>per oneri di costruzione rateizzati, <text:s/>recepita in atti al prot. n. * <text:s/>del *;</text:span></text:span></text:p>
      <text:p text:style-name="P38">- ????????? (in caso di SUA o di permesso di costruire convenzionato): - la polizza fideiussoria <text:s/>n. * prestata da * in data * a favore a favore del Comune di Savona a garanzia dell’esecuzione delle opere di presidio ambientale e di interesse pubblico da realizzare <text:s/>secondo la convenzione urbanistica rogata in data <text:s text:c="15"/>dal notaio Dott. <text:s/>………………. <text:s/>, n° di rep. <text:s text:c="16"/>raccolta n° <text:s text:c="14"/></text:p>
      <text:p text:style-name="P18"><text:span text:style-name="Car._20_predefinito_20_paragrafo"><text:span text:style-name="T2">Considerato inoltre</text:span></text:span></text:p>
      <text:p text:style-name="P18"><text:span text:style-name="Car._20_predefinito_20_paragrafo"><text:span text:style-name="T8">- che dall’asseverazione di documentazione e di conformità dell’intervento sotto il profilo urbanistico e paesaggistico, a firma del progettista [elenco_progettisti], recepita in atti </text:span></text:span><text:span text:style-name="Car._20_predefinito_20_paragrafo"><text:span text:style-name="T7">al protocollo [protocollo] del [data_protocollo] </text:span></text:span><text:span text:style-name="Car._20_predefinito_20_paragrafo"><text:span text:style-name="T8">allegata al presente provvedimento, risulta che:</text:span></text:span></text:p>
      <text:list xml:id="list5117401804064093274" text:style-name="L6">
        <text:list-item>
          <text:p text:style-name="P44"><text:span text:style-name="Car._20_predefinito_20_paragrafo"><text:span text:style-name="T9">l’area interessata dalle opere previste in progetto, non sono assoggettate a vincolo paesaggistico;</text:span></text:span></text:p>
        </text:list-item>
        <text:list-item>
          <text:p text:style-name="P44"><text:span text:style-name="Car._20_predefinito_20_paragrafo"><text:span text:style-name="T9">non sono applicabili le limitazioni di cui all’art.46 della L.R. 22/01/1999 n°4 e dell’art. 10 della L. 21/11/2000 n° 353, relativa ad aree percorse da incendi.</text:span></text:span></text:p>
        </text:list-item>
      </text:list>
      <text:p text:style-name="P18"><text:span text:style-name="Car._20_predefinito_20_paragrafo"><text:span text:style-name="T2">Ritenuto</text:span></text:span></text:p>
      <text:p text:style-name="P18"><text:span text:style-name="Car._20_predefinito_20_paragrafo"><text:span text:style-name="T6">- che i lavori di cui trattasi sono classificabili quali opere di * ai sensi dell’art. 3, lett. *) D.P.R 6 giugno 2001 n° 380 e s.m.i e <text:s/></text:span></text:span><text:span text:style-name="Car._20_predefinito_20_paragrafo"><text:span text:style-name="T17">dell’art. <text:s/>comma <text:s/>lettera <text:s/>della L.R. 16 giugno 2008 n. 16;</text:span></text:span></text:p>
      <text:p text:style-name="P12"><text:soft-page-break/>- che la procedura seguita è regolare ed i relativi atti non danno luogo a sostanziali rilievi.</text:p>
      <text:p text:style-name="P39"><text:span text:style-name="Car._20_predefinito_20_paragrafo"><text:span text:style-name="T3">Dato atto che:</text:span></text:span></text:p>
      <text:p text:style-name="P12">- in data………….., relativamente alle opere oggetto del presente provvedimento è stata rilasciata l'autorizzazione paesaggistica n. <text:s text:c="2"/>………….. ai sensi dell’articolo 146 del D.Lgs 22.01.2004 n. 42.</text:p>
      <text:p text:style-name="P18"><text:span text:style-name="Car._20_predefinito_20_paragrafo"><text:span text:style-name="T4">Precisato</text:span></text:span><text:span text:style-name="Car._20_predefinito_20_paragrafo"><text:span text:style-name="T6">:</text:span></text:span></text:p>
      <text:p text:style-name="P12">- che le norme del regolamento edilizio applicabili a tutti gli aspetti ed adempimenti derivanti dal presente permesso di costruire e comunque a termini di legge si intendono qui espressamente richiamate.</text:p>
      <text:p text:style-name="P18"><text:span text:style-name="Car._20_predefinito_20_paragrafo"><text:span text:style-name="T2">Considerato inoltre</text:span></text:span><text:span text:style-name="Car._20_predefinito_20_paragrafo"><text:span text:style-name="T6"> </text:span></text:span></text:p>
      <text:p text:style-name="P12">- che *</text:p>
      <text:p text:style-name="P26"><text:span text:style-name="Car._20_predefinito_20_paragrafo"><text:span text:style-name="T3">RILASCIA IL PERMESSO DI COSTRUIRE</text:span></text:span></text:p>
      <text:p text:style-name="P25"><text:span text:style-name="Car._20_predefinito_20_paragrafo"><text:span text:style-name="T7">ai</text:span></text:span><text:span text:style-name="Car._20_predefinito_20_paragrafo"><text:span text:style-name="T1"> </text:span></text:span><text:span text:style-name="Car._20_predefinito_20_paragrafo"><text:span text:style-name="T7">sensi ed agli effetti <text:s/>dell’art. 31 della Legge Regionale. 6 giugno 2008 n. 16 e s.m.i., fatti salvi i diritti dei terzi e le autorizzazioni di competenza di altri Enti,  </text:span></text:span><text:span text:style-name="Car._20_predefinito_20_paragrafo"><text:span text:style-name="T6">al Signor </text:span></text:span>[elenco_richiedenti]<text:span text:style-name="Car._20_predefinito_20_paragrafo"><text:span text:style-name="T6"> </text:span></text:span><text:span text:style-name="Car._20_predefinito_20_paragrafo"><text:span text:style-name="T7">relativo alle opere di [oggetto] da realizzare presso gli immobili identificati in premessa. (per ultimare le opere già assentite con permesso di costruire n° * del * e ad oggi decaduto) in conformità</text:span></text:span><text:span text:style-name="Car._20_predefinito_20_paragrafo"><text:span text:style-name="T6"> ai seguenti elaborati di progetto:</text:span></text:span></text:p>
      <text:list xml:id="list3699324028419195583" text:style-name="L7">
        <text:list-item>
          <text:p text:style-name="P45"/>
        </text:list-item>
      </text:list>
      <text:p text:style-name="Testo_20_del_20_blocco">che sottoscritti dal richiedente e dal summenzionato progettista si allegano alla presente muniti di visto in data odierna alle seguenti condizioni:</text:p>
      <text:p text:style-name="P14">- sia ottemperato a quanto indicato in premessa circa le prescrizioni formulate dalla Commissione Edilizia nella seduta del [data_rilascio_ce], dall’Azienda sanitaria locale n. 2 del Savonese Ufficio Igiene Pubblica in data * e dal Settore Qualità e Dotazioni Urbane in data * e dal Comando di Polizia Municipale in data;</text:p>
      <text:p text:style-name="P12">- sia ottemperato a quanto indicato in premessa circa le prescrizioni espresse da: (???????).</text:p>
      <text:p text:style-name="P12"><text:soft-page-break/>Dette opere dovranno inoltre essere eseguite secondo le modalità e con le cautele indicate nell’indagine geologico-tecnica allegata al presente permesso di costruire.</text:p>
      <text:p text:style-name="P25"><text:span text:style-name="Car._20_predefinito_20_paragrafo"><text:span text:style-name="T18">L'esecuzione delle opere comporta / non comporta  la corresponsione del contributo di costruzione di cui Legge regionale n° 25 del 7 aprile 1995, ai sensi dell'art. 38 </text:span></text:span><text:span text:style-name="Car._20_predefinito_20_paragrafo"><text:span text:style-name="T20">(o 39 verificare) </text:span></text:span><text:span text:style-name="Car._20_predefinito_20_paragrafo"><text:span text:style-name="T18">della Legge Regionale. 6 giugno 2008 n. 16 e s.m.i., come di seguito determinati:</text:span></text:span></text:p>
      <text:p text:style-name="P12">1) quota di contributo di cui all'art. 2, comma 1, lett. a) della Legge regionale n° 25 del 7 aprile 1995 che risulta così suddivisa:</text:p>
      <table:table table:name="Tabella4" table:style-name="Tabella4">
        <table:table-column table:style-name="Tabella4.A"/>
        <table:table-column table:style-name="Tabella4.B"/>
        <table:table-row>
          <table:table-cell table:style-name="Tabella4.A1" office:value-type="string">
            <text:p text:style-name="P4">a) quota interesse esclusivo operatore (B1):</text:p>
            <text:p text:style-name="P4"/>
          </table:table-cell>
          <table:table-cell table:style-name="Tabella4.A1" office:value-type="string">
            <text:p text:style-name="P7">[oneri_<text:span text:style-name="T26">urb_</text:span>1]</text:p>
          </table:table-cell>
        </table:table-row>
        <table:table-row>
          <table:table-cell table:style-name="Tabella4.A1" office:value-type="string">
            <text:p text:style-name="P4">b) quota di interesse generale (B2): </text:p>
            <text:p text:style-name="P4"/>
          </table:table-cell>
          <table:table-cell table:style-name="Tabella4.A1" office:value-type="string">
            <text:p text:style-name="P7">[oneri_<text:span text:style-name="T26">urb_</text:span>2]</text:p>
          </table:table-cell>
        </table:table-row>
        <table:table-row>
          <table:table-cell table:style-name="Tabella4.A1" office:value-type="string">
            <text:p text:style-name="P5">complessivamente</text:p>
          </table:table-cell>
          <table:table-cell table:style-name="Tabella4.A1" office:value-type="string">
            <text:p text:style-name="P42">[oneri_urb]</text:p>
          </table:table-cell>
        </table:table-row>
        <table:table-row>
          <table:table-cell table:style-name="Tabella4.A1" office:value-type="string">
            <text:p text:style-name="P5"/>
          </table:table-cell>
          <table:table-cell table:style-name="Tabella4.A1" office:value-type="string">
            <text:p text:style-name="P5"/>
          </table:table-cell>
        </table:table-row>
      </table:table>
      <text:p text:style-name="P14">2) quota di contributo di cui all'art. 2, comma 1, lett. b) della Legge Regionale del 7 aprile 1995 n° 25 pari a [oneri_cc]</text:p>
      <text:p text:style-name="P18"><text:span text:style-name="Car._20_predefinito_20_paragrafo"><text:span text:style-name="T19">Inoltre è necessario corrispondere la somma <text:s/></text:span></text:span>«ONERI_ALTRI»<text:span text:style-name="Car._20_predefinito_20_paragrafo"><text:span text:style-name="T19"> <text:s/>quale monetizzazione dei posti auto e/o delle aree a verde non reperibili, comprensiva del valore dell’area e delle opere necessarie alla loro realizzazione;</text:span></text:span></text:p>
      <text:p text:style-name="P18"><text:span text:style-name="Car._20_predefinito_20_paragrafo"><text:span text:style-name="T13">Tali importi dovranno essere versati alla Civica Tesoreria del Comune di Savona entro e non oltre 30 giorni dalla data di ricevimento dell’avviso di rilascio del presente permesso di costruire e comunque prima della notifica dello stesso.</text:span></text:span><text:span text:style-name="Car._20_predefinito_20_paragrafo"><text:span text:style-name="T15"> </text:span></text:span></text:p>
      <text:p text:style-name="P12">(??????) in caso di rateizzazione eliminare parte soprastante in giallo e scrivi :</text:p>
      <text:p text:style-name="P18"><text:span text:style-name="Car._20_predefinito_20_paragrafo"><text:span text:style-name="T15">Tali importi, la cui somma ammonta a [oneri_dettaglio.tariffa] rateizzati in n. 4 rate <text:s/>come da richiesta dell’istante, dovranno essere versati alla Civica Tesoreria del Comune di Savona e corrisposti con le seguenti scadenze:</text:span></text:span></text:p>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6">I</text:p>
          </table:table-cell>
          <table:table-cell table:style-name="Tabella5.A1" office:value-type="string">
            <text:p text:style-name="P8">Rata:</text:p>
          </table:table-cell>
          <table:table-cell table:style-name="Tabella5.A1" office:value-type="string">
            <text:p text:style-name="P42">[rata_1]</text:p>
          </table:table-cell>
          <table:table-cell table:style-name="Tabella5.A1" office:value-type="string">
            <text:p text:style-name="P3"><text:span text:style-name="Car._20_predefinito_20_paragrafo"><text:span text:style-name="T12">entro e non oltre 30 giorni dalla data di ricevimento dell’avviso di rilascio del presente permesso di costruire e comunque prima della notifica dello stesso.</text:span></text:span></text:p>
          </table:table-cell>
        </table:table-row>
        <table:table-row>
          <table:table-cell table:style-name="Tabella5.A1" office:value-type="string">
            <text:p text:style-name="P6">II</text:p>
          </table:table-cell>
          <table:table-cell table:style-name="Tabella5.A1" office:value-type="string">
            <text:p text:style-name="P8">Rata:</text:p>
          </table:table-cell>
          <table:table-cell table:style-name="Tabella5.A1" office:value-type="string">
            <text:p text:style-name="P42">[rata_2]</text:p>
          </table:table-cell>
          <table:table-cell table:style-name="Tabella5.A1" office:value-type="string">
            <text:p text:style-name="P3"><text:span text:style-name="Car._20_predefinito_20_paragrafo"><text:span text:style-name="T12">entro e non oltre </text:span></text:span><text:span text:style-name="Car._20_predefinito_20_paragrafo"><text:span text:style-name="T6">sei mesi dalla data del rilascio del permesso di costruire</text:span></text:span></text:p>
          </table:table-cell>
        </table:table-row>
        <table:table-row>
          <table:table-cell table:style-name="Tabella5.A1" office:value-type="string">
            <text:p text:style-name="P6">III</text:p>
          </table:table-cell>
          <table:table-cell table:style-name="Tabella5.A1" office:value-type="string">
            <text:p text:style-name="P8">Rata:</text:p>
          </table:table-cell>
          <table:table-cell table:style-name="Tabella5.A1" office:value-type="string">
            <text:p text:style-name="P42">[rata_3]</text:p>
          </table:table-cell>
          <table:table-cell table:style-name="Tabella5.A1" office:value-type="string">
            <text:p text:style-name="P3"><text:span text:style-name="Car._20_predefinito_20_paragrafo"><text:span text:style-name="T12">entro e non oltre </text:span></text:span><text:span text:style-name="Car._20_predefinito_20_paragrafo"><text:span text:style-name="T6">12 mesi dalla data del rilascio del permesso di costruire</text:span></text:span></text:p>
          </table:table-cell>
        </table:table-row>
        <table:table-row>
          <table:table-cell table:style-name="Tabella5.A1" office:value-type="string">
            <text:p text:style-name="P6">IV</text:p>
          </table:table-cell>
          <table:table-cell table:style-name="Tabella5.A1" office:value-type="string">
            <text:p text:style-name="P8">Rata:</text:p>
          </table:table-cell>
          <table:table-cell table:style-name="Tabella5.A1" office:value-type="string">
            <text:p text:style-name="P42">[rata_4]</text:p>
          </table:table-cell>
          <table:table-cell table:style-name="Tabella5.A1" office:value-type="string">
            <text:p text:style-name="P3"><text:span text:style-name="Car._20_predefinito_20_paragrafo"><text:span text:style-name="T12">entro e non oltre 18</text:span></text:span><text:span text:style-name="Car._20_predefinito_20_paragrafo"><text:span text:style-name="T6"> mesi dalla data del </text:span></text:span><text:soft-page-break/><text:span text:style-name="Car._20_predefinito_20_paragrafo"><text:span text:style-name="T6">rilascio del permesso di costruire</text:span></text:span></text:p>
          </table:table-cell>
        </table:table-row>
      </table:table>
      <text:p text:style-name="P12"/>
      <text:p text:style-name="P12">Le somme di cui sopra dovranno essere comunque interamente versate al momento della comunicazione di ultimazione dei lavori e/o di richiesta di abitabilità qualora ciò avvenga in data antecedente alle scadenze fissate.</text:p>
      <text:p text:style-name="P18"><text:span text:style-name="Car._20_predefinito_20_paragrafo"><text:span text:style-name="T14">I lavori dovranno essere iniziati entro un anno dalla data di ricevimento dell’avviso di avvenuto rilascio del presente permesso di costruire</text:span></text:span><text:span text:style-name="Car._20_predefinito_20_paragrafo"><text:span text:style-name="T12"> </text:span></text:span></text:p>
      <text:p text:style-name="P26"><text:span text:style-name="Car._20_predefinito_20_paragrafo"><text:span text:style-name="T3">ADEMPIMENTI PRECEDENTI ALL'INIZIO DEI LAVORI</text:span></text:span></text:p>
      <text:p text:style-name="P25"><text:span text:style-name="Car._20_predefinito_20_paragrafo"><text:span text:style-name="T7">Prima dell'inizio dei lavori il titolare del permesso di costruire dovrà:</text:span></text:span></text:p>
      <text:p text:style-name="P25"><text:span text:style-name="Car._20_predefinito_20_paragrafo"><text:span text:style-name="T7">1) chiedere ed ottenere da parte del Comune il prescritto assenso per le opere di urbanizzazione che il titolare stesso si è impegnato ad eseguire direttamente con l'atto rogato dal notaio * citato in premessa;</text:span></text:span></text:p>
      <text:p text:style-name="P25"><text:span text:style-name="Car._20_predefinito_20_paragrafo"><text:span text:style-name="T7">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ermesso di costruire, da personale messo a disposizione dal titolare stesso o dall'assuntore dei lavori; di dette operazioni verrà redatto verbale da sottoscrivere dalle parti interessate e da consegnare successivamente alla registrazione; tutte le eventuali spese sono a carico del richiedente;</text:span></text:span></text:p>
      <text:p text:style-name="P25"><text:span text:style-name="Car._20_predefinito_20_paragrafo"><text:span text:style-name="T7">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text:span></text:span><text:soft-page-break/><text:span text:style-name="Car._20_predefinito_20_paragrafo"><text:span text:style-name="T7">delle opere alle norme generali di leggi e regolamenti ed alle prescrizioni e modalità esecutive contenute nel presente permesso di costruire;</text:span></text:span></text:p>
      <text:p text:style-name="P25"><text:span text:style-name="Car._20_predefinito_20_paragrafo"><text:span text:style-name="T7">4)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span></text:span></text:p>
      <text:p text:style-name="P25"><text:span text:style-name="Car._20_predefinito_20_paragrafo"><text:span text:style-name="T7">5) apporre, nel cantiere ove si eseguiranno i lavori, in vista al pubblico una tabella chiaramente leggibile (di superficie non inferiore a mq. 2,00 e con caratteri di stampa idoneamente dimensionati) nella quale saranno indicati: oggetto, data e numero del permesso di costruire,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span></text:span></text:p>
      <text:p text:style-name="P32"><text:span text:style-name="Car._20_predefinito_20_paragrafo"><text:span text:style-name="T7">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span></text:span></text:p>
      <text:p text:style-name="P25"><text:span text:style-name="Car._20_predefinito_20_paragrafo"><text:span text:style-name="T25"><text:s/>7) (se il progetto c’è già è da togliere) depositare, prima dell'inizio dei lavori per l'installazione degli impianti di cui all'art. 1, comma 2, lettere lettere a), b), c), d), e), g) del D.M 22.1.2008 n. 37, presso l'ufficio comunale competente (Settore Pianificazione Territoriale), il progetto degli </text:span></text:span><text:soft-page-break/><text:span text:style-name="Car._20_predefinito_20_paragrafo"><text:span text:style-name="T25">impianti e relativi accessori (in conformità al disposto dell'art. 5 del medesimo decreto) corredato da relazione tecnica, sottoscritta dal progettista, che ne attesti al rispondenza alle prescrizioni dello stesso DM 37/08;</text:span></text:span></text:p>
      <text:p text:style-name="P25"><text:span text:style-name="Car._20_predefinito_20_paragrafo"><text:span text:style-name="T7">8) depositare, il presente provvedimento con i relativi allegati nel cantiere di lavoro sino ad avvenuta ultimazione dell'opera, a disposizione degli organi di controllo;</text:span></text:span></text:p>
      <text:p text:style-name="P25"><text:span text:style-name="Car._20_predefinito_20_paragrafo"><text:span text:style-name="T7">9) notificare gli estremi del permesso di costruire alle aziende erogatrici di pubblici servizi (energia elettrica, telefono, gas, acqua) a cui si fa richiesta per allacciamenti provvisori o riferiti all'attività di cantiere o di impianti particolari;</text:span></text:span></text:p>
      <text:p text:style-name="P25"><text:span text:style-name="Car._20_predefinito_20_paragrafo"><text:span text:style-name="T7">10) provvedere al versamento dei materiali provenienti da scavi e/o demolizioni esclusivamente in discariche pubbliche o private, regolarmente autorizzate e previo espletamento delle relative pratiche a termini delle vigenti normative in materia;</text:span></text:span></text:p>
      <text:p text:style-name="P25"><text:span text:style-name="Car._20_predefinito_20_paragrafo"><text:span text:style-name="T18">11) </text:span></text:span><text:span text:style-name="Car._20_predefinito_20_paragrafo"><text:span text:style-name="T20">SE OCCORRE </text:span></text:span><text:span text:style-name="Car._20_predefinito_20_paragrafo"><text:span text:style-name="T18">effettuare i riempimenti ed i riporti con materiali idonei e qualora detti materiali provengano da altri cantieri deve essere stata espletata la procedura prevista a termini delle vigenti normative in materia, da parte del titolare del cantiere di provenienza:</text:span></text:span></text:p>
      <text:p text:style-name="P25"><text:span text:style-name="Car._20_predefinito_20_paragrafo"><text:span text:style-name="T7">12) trasmettere, prima dell’inizio dei lavori all’Azienda sanitaria locale ed all’Ispettorato Provinciale del Lavoro quanto previsto dalla legislazione vigente in materia di sicurezza e salute nei luoghi di lavoro;</text:span></text:span></text:p>
      <text:p text:style-name="P25"><text:span text:style-name="Car._20_predefinito_20_paragrafo"><text:span text:style-name="T7">13) richiedere le prescritte autorizzazioni di competenza degli organi ed uffici preposti per lo smaltimento ed allontanamento delle acque bianche e nere previa presentazione del relativo progetto;</text:span></text:span></text:p>
      <text:p text:style-name="P25"><text:span text:style-name="Car._20_predefinito_20_paragrafo"><text:span text:style-name="T7">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span></text:span></text:p>
      <text:p text:style-name="P25"><text:soft-page-break/><text:span text:style-name="Car._20_predefinito_20_paragrafo"><text:span text:style-name="T7">15) chiedere ed ottenere dai competenti uffici le autorizzazioni e/o concessioni per gli eventuali accessi carrai, manomissioni, ripristini e/o occupazioni del suolo pubblico.</text:span></text:span></text:p>
      <text:p text:style-name="P26"><text:span text:style-name="Car._20_predefinito_20_paragrafo"><text:span text:style-name="T3">ADEMPIMENTI NEL CORSO DEI LAVORI</text:span></text:span></text:p>
      <text:p text:style-name="P25"><text:span text:style-name="Car._20_predefinito_20_paragrafo"><text:span text:style-name="T7">Durante l'esecuzione dei lavori il titolare del permesso di costruire dovrà:</text:span></text:span></text:p>
      <text:p text:style-name="P25"><text:span text:style-name="Car._20_predefinito_20_paragrafo"><text:span text:style-name="T7">1) realizzare le opere a perfetta regola d'arte ed in conformità alle vigenti norme delle leggi e dei regolamenti, agli elaborati di progetto ed alle prescrizioni e modalità esecutive contenute nel presente permesso di costruire, osservando le cautele necessarie ad evitare danni alle persone e/o cose ed eventuali inquinamenti ambientali;</text:span></text:span></text:p>
      <text:p text:style-name="P25"><text:span text:style-name="Car._20_predefinito_20_paragrafo"><text:span text:style-name="T7">2) comunicare all'ufficio comunale competente (Settore Pianificazione Territoriale - Sportello Unico per l'Edilizia) entro e non oltre dieci giorni dalla data delle stesse, le eventuali sostituzioni del direttore o dell'assuntore delle opere; tale comunicazione dovrà essere sottoscritta per accettazione dai soggetti subentranti;</text:span></text:span></text:p>
      <text:p text:style-name="P25"><text:span text:style-name="Car._20_predefinito_20_paragrafo"><text:span text:style-name="T7">3) richiedere all'Ufficio comunale competente (Settore Pianificazione Territoriale - Sportello Unico per l'Edilizia) le seguenti visite ordinarie:</text:span></text:span></text:p>
      <text:p text:style-name="P25"><text:span text:style-name="Car._20_predefinito_20_paragrafo"><text:span text:style-name="T7">- all'ultimazione dei lavori relativi alle opere contenute al disotto del piano stradale o di campagna;</text:span></text:span></text:p>
      <text:p text:style-name="P25"><text:span text:style-name="Car._20_predefinito_20_paragrafo"><text:span text:style-name="T7">- all'ultimazione dei lavori relativi alle strutture portanti del fabbricato;</text:span></text:span></text:p>
      <text:p text:style-name="P25"><text:span text:style-name="Car._20_predefinito_20_paragrafo"><text:span text:style-name="T7">- prima dell'inizio delle eventuali tinteggiature e/o finiture delle pareti ed elementi a vista per le scelte cromatiche e tipologiche previa campionatura in sito delle tinte da eseguirsi;</text:span></text:span></text:p>
      <text:p text:style-name="P25"><text:span text:style-name="Car._20_predefinito_20_paragrafo"><text:span text:style-name="T7">4) richiedere tempestivamente, nel caso si manifesti in corso d'opera la necessità di introdurre modifiche al progetto, l'approvazione di un progetto di variante;</text:span></text:span></text:p>
      <text:p text:style-name="P25"><text:span text:style-name="Car._20_predefinito_20_paragrafo"><text:span text:style-name="T7">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span></text:span></text:p>
      <text:p text:style-name="P22"><text:soft-page-break/> 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25"><text:span text:style-name="Car._20_predefinito_20_paragrafo"><text:span text:style-name="T16">I lavori relativi alle opere previste nel presente provvedimento dovranno essere ultimati entro tre anni dalla data di inizio,</text:span></text:span><text:span text:style-name="Car._20_predefinito_20_paragrafo"><text:span text:style-name="T1"> </text:span></text:span><text:span text:style-name="Car._20_predefinito_20_paragrafo"><text:span text:style-name="T7">fatte salve le eventuali proroghe ai sensi dell’art. 34, comma 5 della L.R. 16 giugno 2008 n. 16 e s.m.i.; qualora i lavori non siano ultimati nel termine stabilito, il titolare del permesso di costruire, dovrà presentare istanza diretta ad ottenere un nuovo permesso di costruire per la parte non ultimata, in tale eventualità dovrà essere nuovamente comunicata la ripresa dei lavori, le generalità del direttore lavori. e dell'esecutore delle opere mediante comunicazione debitamente firmata dagli interessati per accettazione.</text:span></text:span></text:p>
      <text:p text:style-name="P40"><text:span text:style-name="Car._20_predefinito_20_paragrafo"><text:span text:style-name="T3">ADEMPIMENTI SUCCESSIVI ALLA CONCLUSIONE DEI LAVORI</text:span></text:span></text:p>
      <text:p text:style-name="P25"><text:span text:style-name="Car._20_predefinito_20_paragrafo"><text:span text:style-name="T7">La data di ultimazione dovrà essere comunicata all'ufficio comunale competente (Settore Pianificazione Territoriale - Sportello Unico per l'Edilizia) e fatta constare allo stesso. Alla comunicazione di ultimazione dei lavori, sottoscritta dal titolare del permesso di costruire, dal direttore dei lavori, dal legale rappresentante dell’impresa esecutrice dovranno essere allegati:</text:span></text:span></text:p>
      <text:p text:style-name="P22">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22">2) copia o estremi dell'autorizzazione allo smaltimento dei liquami fognatizi (acque bianche e nere) rilasciata dall'organo competente;</text:p>
      <text:p text:style-name="P22">3) documentazione comprovante l'avvenuto allacciamento ai pubblici servizi;</text:p>
      <text:p text:style-name="P22"><text:soft-page-break/>4) certificato di esecuzione a regola d'arte di tutte le opere realizzate ai fini della stabilità, della sicurezza ed incolumità pubblica e privata, redatto e firmato dal Direttore dei lavori;</text:p>
      <text:p text:style-name="P22">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della L.R. 22/07 e del relativo Regolamento d’attuazione n. 1/09 ed ogni altro adempimento previsto dalla vigente legislazione in materia di rendimento energetico dell'edilizia applicabile all’intervento;</text:p>
      <text:p text:style-name="P22">6) dichiarazioni di conformità degli impianti realizzati o modificati e relativi allegati obbligatori rilasciate dalle imprese installatrici ai sensi dell’art 7 del <text:s/>D.M. 22.01.2008 n. 37;</text:p>
      <text:p text:style-name="P22">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22">8) documentazione attestante la conformità delle opere alle disposizioni in materia di accessibilità e superamento delle barriere architettoniche di cui alla Parte II Capo III del D.P.R. 380/2001 e s.m.i. <text:s/>e della Legge regionale 15/1989 e s.m.i.;</text:p>
      <text:p text:style-name="P22">9) eventuali atti di vincolo prescritti nel permesso di costruire o nei relativi atti di convenzione.</text:p>
      <text:p text:style-name="P24">Entro centottanta giorni dall'ultimazione dei lavori, il titolare del permesso di costruire è tenuto a presentare allo SUE la domanda di rilascio del certificato di agibilità ai sensi dell'art. 37 della L.R. 6 giugno 2008, n° 16 e s.m.i. allegando:</text:p>
      <text:p text:style-name="P22">1) documentazione attestante l'avvenuta registrazione della variazione catastale ovvero copia della richiesta di accatastamento dell'edificio dell'unità immobiliare, sottoscritta dallo stesso <text:soft-page-break/>richiedente il certificato di agibilità e corrispondente alla destinazione d'uso prevista nel progetto approvato;</text:p>
      <text:p text:style-name="P22">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22">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22">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22">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22">6) copia o estremi, ove occorra, dell'istanza di attribuzione del numero civico per edifici oggetto di permesso di costruire rilasciata dal competente ufficio Toponomastica;</text:p>
      <text:p text:style-name="P22">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22"><text:soft-page-break/>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22">La vigilanza delle opere sarà esercitata ai sensi delle norme di cui al Titolo IV della Parte I della L.R. 6 giugno 2008, n° 16 e s.m.i. a mezzo di funzionari ed agenti comunali e di ogni altro strumento di controllo che si riterrà utile adottare.</text:p>
      <text:p text:style-name="P25"><text:span text:style-name="Car._20_predefinito_20_paragrafo"><text:span text:style-name="T7">In caso di inosservanza di norme, di leggi o di regolamenti, nonché delle prescrizioni e modalità esecutive contenute nel presente permesso di costruire o negli elaborati tecnici ad esso allegati, si procederà alla applicazione delle procedure sanzionatorie, di sospensione di opere o demolitorie, commisurate alle violazioni accertate, previste dalla vigente normativa e regolamentazione in materia.</text:span></text:span></text:p>
      <text:p text:style-name="P25"><text:span text:style-name="Car._20_predefinito_20_paragrafo"><text:span text:style-name="T7">L'entrata in vigore di nuove previsioni urbanistiche con le quali il permesso di costruire sia in contrasto, comporta decadenza dello stesso, salvo che i lavori siano stati iniziati e vengano completati entro tre anni dalla data di inizio.</text:span></text:span></text:p>
      <text:p text:style-name="P25"><text:span text:style-name="Car._20_predefinito_20_paragrafo"><text:span text:style-name="T7">Il presente permesso di costruire costituisce solo una presunzione della conformità delle opere progettate alle leggi e regolamenti in vigore e non esonera dall'obbligo di attenersi strettamente a dette leggi e regolamenti sotto la propria responsabilità, anche nei riguardi dei diritti dei terzi.</text:span></text:span></text:p>
      <text:p text:style-name="P25"><text:span text:style-name="Car._20_predefinito_20_paragrafo"><text:span text:style-name="T16">Il presente permesso di costruire sarà notificato all'interessato a mezzo dei messi comunali</text:span></text:span><text:span text:style-name="Car._20_predefinito_20_paragrafo"><text:span text:style-name="T7">.</text:span></text:span></text:p>
      <text:p text:style-name="P22">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5"><text:soft-page-break/><text:span text:style-name="Car._20_predefinito_20_paragrafo"><text:span text:style-name="T7">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span></text:span></text:p>
      <text:p text:style-name="P22">Del rilascio del presente permesso di costruire sarà data notizia al pubblico nei modi prescritti dall'ottavo comma del comma 7 dell’art. 20 del D.P.R. 6 giugno 2001, n° 380 e s.m.i. e del comma 9 dell’art. 31 della L.R. 6 giugno 2008 n. 16 e s.m.i.</text:p>
      <text:p text:style-name="P25"><text:span text:style-name="Car._20_predefinito_20_paragrafo"><text:span text:style-name="T7">Avverso il presente provvedimento può</text:span></text:span><text:span text:style-name="Car._20_predefinito_20_paragrafo"><text:span text:style-name="T1"> </text:span></text:span><text:span text:style-name="Car._20_predefinito_20_paragrafo"><text:span text:style-name="T7">essere opposto ricorso davanti al competente T.A.R. entro 60 giorni dalla notifica della presente ovvero ricorso straordinario al Capo dello Stato entro 120 giorni dalla stessa data.</text:span></text:span></text:p>
      <text:p text:style-name="P25"><text:span text:style-name="Car._20_predefinito_20_paragrafo"><text:span text:style-name="T7">Savona, _______________</text:span></text:span></text:p>
      <table:table table:name="Tabella7" table:style-name="Tabella7">
        <table:table-column table:style-name="Tabella7.A"/>
        <table:table-column table:style-name="Tabella7.B"/>
        <table:table-row>
          <table:table-cell table:style-name="Tabella7.A1" office:value-type="string">
            <text:p text:style-name="P28"> </text:p>
          </table:table-cell>
          <table:table-cell table:style-name="Tabella7.A1" office:value-type="string">
            <text:p text:style-name="P30"><text:span text:style-name="Car._20_predefinito_20_paragrafo"><text:span text:style-name="T7">Il Dirigente</text:span></text:span></text:p>
            <text:p text:style-name="P30"><text:span text:style-name="Car._20_predefinito_20_paragrafo"><text:span text:style-name="T7">Arch.</text:span></text:span><text:span text:style-name="Car._20_predefinito_20_paragrafo"><text:span text:style-name="T1"> </text:span></text:span><text:span text:style-name="Car._20_predefinito_20_paragrafo"><text:span text:style-name="T7">Giovanna Macario</text:span></text:span></text:p>
          </table:table-cell>
        </table:table-row>
      </table:table>
      <text:p text:style-name="P41"> </text:p>
      <text:p text:style-name="P29"> </text:p>
      <text:p text:style-name="P33">COMUNE DI SAVONA</text:p>
      <text:p text:style-name="P34">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35"><text:s text:c="5"/>per ricevuta <text:s text:c="58"/>il Messo comunale</text:p>
      <text:p text:style-name="P35"/>
      <text:p text:style-name="P35">__________________<text:tab/><text:tab/><text:tab/> <text:s text:c="7"/>­­­­­­­­­­­­_____________________</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e" style:next-style-name="Normale" style:default-outline-level="1" style:class="text">
      <style:paragraph-properties fo:margin-left="0.501cm" fo:margin-right="0.499cm" fo:line-height="200%" fo:text-align="justify" style:justify-single-word="false" fo:hyphenation-ladder-count="no-limit" fo:text-indent="0cm" style:auto-text-indent="false" fo:keep-with-next="always">
        <style:tab-stops/>
      </style:paragraph-properties>
      <style:text-properties fo:font-size="11pt" fo:font-weight="bold" style:font-size-asian="11pt" style:font-weight-asian="bold" style:font-weight-complex="bold" fo:hyphenate="false"/>
    </style:style>
    <style:style style:name="Heading_20_2" style:display-name="Heading 2" style:family="paragraph" style:parent-style-name="Normale" style:next-style-name="Normale" style:default-outline-level="2" style:class="text">
      <style:paragraph-properties fo:margin-left="0.501cm" fo:margin-right="0.499cm" fo:line-height="200%" fo:text-align="center" style:justify-single-word="false" fo:hyphenation-ladder-count="no-limit" fo:text-indent="0cm" style:auto-text-indent="false" fo:keep-with-next="always">
        <style:tab-stops/>
      </style:paragraph-properties>
      <style:text-properties fo:font-size="11pt" fo:font-weight="bold" style:font-size-asian="11pt" style:font-weight-asian="bold" fo:hyphenate="false"/>
    </style:style>
    <style:style style:name="Heading_20_3" style:display-name="Heading 3" style:family="paragraph" style:parent-style-name="Normale" style:next-style-name="Normale" style:default-outline-level="3" style:class="text">
      <style:paragraph-properties fo:margin-left="0.501cm" fo:margin-right="0.501cm" fo:line-height="150%" fo:text-align="center" style:justify-single-word="false" fo:hyphenation-ladder-count="no-limit" fo:text-indent="0cm" style:auto-text-indent="false" fo:keep-with-next="always">
        <style:tab-stops/>
      </style:paragraph-properties>
      <style:text-properties fo:font-size="11pt" fo:font-weight="bold" style:font-size-asian="11pt" style:font-weight-asian="bold" fo:hyphenate="false"/>
    </style:style>
    <style:style style:name="Normale" style:family="paragraph">
      <style:paragraph-properties fo:hyphenation-ladder-count="no-limit" style:text-autospace="none" style:punctuation-wrap="simpl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Testo_20_del_20_blocco" style:display-name="Testo del blocco" style:family="paragraph" style:parent-style-name="Normale">
      <style:paragraph-properties fo:margin-left="0.501cm" fo:margin-right="0.499cm" fo:line-height="200%" fo:text-align="justify" style:justify-single-word="false" fo:hyphenation-ladder-count="no-limit" fo:text-indent="0cm" style:auto-text-indent="false">
        <style:tab-stops/>
      </style:paragraph-properties>
      <style:text-properties fo:font-size="11pt" style:font-size-asian="11pt"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ar._20_predefinito_20_paragrafo" style:display-name="Car. predefinito paragrafo" style:family="text"/>
    <style:style style:name="Numero_20_pagina" style:display-name="Numero pagina" style:family="text" style:parent-style-name="Car._20_predefinito_20_paragrafo"/>
    <style:style style:name="WW_5f_CharLFO2LVL1" style:display-name="WW_CharLFO2LVL1" style:family="text">
      <style:text-properties style:font-name="Symbol" fo:font-family="Symbol" style:font-family-generic="roman" style:font-pitch="variable" style:font-charset="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5.526cm" fo:margin-left="0.376cm" table:align="left"/>
    </style:style>
    <style:style style:name="Tabella1.A" style:family="table-column">
      <style:table-column-properties style:column-width="5.175cm"/>
    </style:style>
    <style:style style:name="Tabella1.A1" style:family="table-cell">
      <style:table-cell-properties fo:padding-left="0.125cm" fo:padding-right="0.125cm" fo:padding-top="0cm" fo:padding-bottom="0cm" fo:border="0.75pt solid #000000"/>
    </style:style>
    <style:style style:name="Tabella6" style:family="table">
      <style:table-properties style:width="15.526cm" fo:margin-left="0.376cm" table:align="left"/>
    </style:style>
    <style:style style:name="Tabella6.A" style:family="table-column">
      <style:table-column-properties style:column-width="5.175cm"/>
    </style:style>
    <style:style style:name="Tabella6.A1" style:family="table-cell">
      <style:table-cell-properties fo:padding-left="0.125cm" fo:padding-right="0.125cm" fo:padding-top="0cm" fo:padding-bottom="0cm" fo:border="0.75pt solid #000000"/>
    </style:style>
    <style:style style:name="Tabella2" style:family="table">
      <style:table-properties style:width="16.002cm" fo:margin-left="0.125cm" table:align="left"/>
    </style:style>
    <style:style style:name="Tabella2.A" style:family="table-column">
      <style:table-column-properties style:column-width="5.278cm"/>
    </style:style>
    <style:style style:name="Tabella2.B" style:family="table-column">
      <style:table-column-properties style:column-width="5.403cm"/>
    </style:style>
    <style:style style:name="Tabella2.C" style:family="table-column">
      <style:table-column-properties style:column-width="5.322cm"/>
    </style:style>
    <style:style style:name="Tabella2.A1" style:family="table-cell">
      <style:table-cell-properties fo:padding-left="0.125cm" fo:padding-right="0.125cm" fo:padding-top="0cm" fo:padding-bottom="0cm" fo:border="0.75pt solid #000000"/>
    </style:style>
    <style:style style:name="MP1" style:family="paragraph" style:parent-style-name="Footer">
      <style:paragraph-properties fo:text-align="center" style:justify-single-word="false"/>
    </style:style>
    <style:style style:name="MP2" style:family="paragraph" style:parent-style-name="Normale">
      <style:text-properties fo:font-size="7pt" style:letter-kerning="true" style:font-size-asian="7pt" style:language-asian="ar" style:country-asian="SA" style:font-size-complex="7pt" style:font-weight-complex="bold"/>
    </style:style>
    <style:style style:name="MP3" style:family="paragraph">
      <style:paragraph-properties fo:text-align="justify"/>
    </style:style>
    <style:style style:name="MP4" style:family="paragraph">
      <style:paragraph-properties fo:margin-left="0cm" fo:margin-right="0cm" fo:text-align="start" fo:text-indent="0cm">
        <style:tab-stops/>
      </style:paragraph-properties>
    </style:style>
    <style:style style:name="MP5" style:family="paragraph">
      <style:paragraph-properties style:writing-mode="lr-tb"/>
    </style:style>
    <style:style style:name="MP6" style:family="paragraph" style:parent-style-name="Footer">
      <style:paragraph-properties fo:text-align="center" style:justify-single-word="false"/>
      <style:text-properties officeooo:rsid="00150f12" officeooo:paragraph-rsid="00150f12"/>
    </style:style>
    <style:style style:name="MT1" style:family="text">
      <style:text-properties officeooo:rsid="00150f12"/>
    </style:style>
    <style:style style:name="MT2" style:family="text"/>
    <style:style style:name="MT3" style:family="text">
      <style:text-properties style:font-name="Arial" fo:font-size="22pt" fo:font-weight="bold" style:font-size-asian="22pt" style:font-weight-asian="bold"/>
    </style:style>
    <style:style style:name="MT4" style:family="text">
      <style:text-properties fo:font-size="16pt" fo:font-style="italic" style:font-size-asian="16pt" style:font-style-asian="italic"/>
    </style:style>
    <style:style style:name="MT5" style:family="text">
      <style:text-properties fo:font-size="12pt" fo:font-style="italic" fo:font-weight="normal" style:font-size-asian="12pt" style:font-style-asian="italic" style:font-weight-asian="normal" style:font-size-complex="12pt" style:font-weight-complex="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writing-mode="lr-tb">
        <style:background-image/>
      </style:graphic-properties>
    </style:style>
    <style:style style:name="Mfr2"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8.555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501cm" fo:margin-right="2.501cm" style:writing-mode="lr-tb" style:footnote-max-height="0cm">
        <style:footnote-sep style:width="0.018cm" style:line-style="solid"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501cm" fo:margin-right="2.501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73cm" fo:margin-left="0cm" fo:margin-right="0cm" fo:margin-top="0cm" style:dynamic-spacing="true"/>
      </style:footer-style>
    </style:page-layout>
  </office:automatic-styles>
  <office:master-styles>
    <style:master-page style:name="Standard" style:page-layout-name="Mpm1"/>
    <style:master-page style:name="MP0" style:page-layout-name="Mpm2">
      <style:footer>
        <table:table table:name="Tabella1" table:style-name="Tabella1">
          <table:table-column table:style-name="Tabella1.A" table:number-columns-repeated="3"/>
          <table:table-row>
            <table:table-cell table:style-name="Tabella1.A1" office:value-type="string">
              <text:p text:style-name="MP1">ISTRUTTORE TECNICO</text:p>
              <text:p text:style-name="MP1">[<text:span text:style-name="MT1">istruttore_</text:span>tecnico]</text:p>
              <text:p text:style-name="MP1"/>
              <text:p text:style-name="MP1"/>
            </table:table-cell>
            <table:table-cell table:style-name="Tabella1.A1" office:value-type="string">
              <text:p text:style-name="MP1">RESPONSABILE DEL PROCEDIMENTO</text:p>
              <text:p text:style-name="MP1">Geom. Ivo Maffioli</text:p>
            </table:table-cell>
            <table:table-cell table:style-name="Tabella1.A1" office:value-type="string">
              <text:p text:style-name="MP1">DIRIGENTE</text:p>
              <text:p text:style-name="MP1"/>
              <text:p text:style-name="MP1">Arch. Giovanna Macario</text:p>
            </table:table-cell>
          </table:table-row>
        </table:table>
        <text:p text:style-name="Footer"><text:s text:c="94"/>file:<text:file-name text:display="full">C:\Users\Claudio\Dropbox\Modelli di stampa Savona\documenti\PROVVEDIMENTI\PERMESSO PER COSTRUIRE 04_2013.odt</text:file-name><text:tab/><text:tab/></text:p>
        <text:p text:style-name="Footer"><text:tab/> <text:s text:c="137"/>Pagina <text:span text:style-name="Numero_20_pagina"><text:page-number text:select-page="current">3</text:page-number></text:span><text:span text:style-name="Numero_20_pagina"> di </text:span><text:span text:style-name="Numero_20_pagina"><text:page-count>18</text:page-count></text:span></text:p>
      </style:footer>
      <style:footer-left style:display="false">
        <table:table table:name="Tabella6" table:style-name="Tabella6">
          <table:table-column table:style-name="Tabella6.A" table:number-columns-repeated="3"/>
          <table:table-row>
            <table:table-cell table:style-name="Tabella6.A1" office:value-type="string">
              <text:p text:style-name="MP1">ISTRUTTORE TECNICO</text:p>
              <text:p text:style-name="MP1">[<text:span text:style-name="MT1">istruttore_</text:span>tecnico]</text:p>
              <text:p text:style-name="MP1"/>
              <text:p text:style-name="MP1"/>
            </table:table-cell>
            <table:table-cell table:style-name="Tabella6.A1" office:value-type="string">
              <text:p text:style-name="MP1">RESPONSABILE DEL PROCEDIMENTO</text:p>
              <text:p text:style-name="MP1">Geom. Ivo Maffioli</text:p>
            </table:table-cell>
            <table:table-cell table:style-name="Tabella6.A1" office:value-type="string">
              <text:p text:style-name="MP1">DIRIGENTE</text:p>
              <text:p text:style-name="MP1"/>
              <text:p text:style-name="MP1">Arch. Giovanna Macario</text:p>
            </table:table-cell>
          </table:table-row>
        </table:table>
        <text:p text:style-name="Footer"><text:s text:c="94"/>file:<text:file-name text:display="full">C:\Users\Claudio\Dropbox\Modelli di stampa Savona\documenti\PROVVEDIMENTI\PERMESSO PER COSTRUIRE 04_2013.odt</text:file-name><text:tab/><text:tab/></text:p>
        <text:p text:style-name="Footer"><text:tab/> <text:s text:c="137"/>Pagina <text:span text:style-name="Numero_20_pagina"><text:page-number text:select-page="current">2</text:page-number></text:span><text:span text:style-name="Numero_20_pagina"> di </text:span><text:span text:style-name="Numero_20_pagina"><text:page-count>18</text:page-count></text:span></text:p>
      </style:footer-left>
    </style:master-page>
    <style:master-page style:name="MPF0" style:page-layout-name="Mpm3" style:next-style-name="MP0">
      <style:header>
        <text:p text:style-name="Header"><draw:frame draw:style-name="Mfr1" draw:name="Text Box 2" text:anchor-type="paragraph" svg:x="11.294cm" svg:y="0.325cm" svg:width="4.233cm" style:rel-width="scale" svg:height="2.54cm" style:rel-height="scale" draw:z-index="2"><draw:text-box><text:p text:style-name="MP2">IMPOSTA DI BOLLO ASSOLTA IN MODO VIRTUALE </text:p><text:p text:style-name="MP2">GIUSTA AUTORIZZAZIONE DEL DIRETTORE TERRITORIALE DELL'UFFICIO DI SAVONA </text:p><text:p text:style-name="MP2">DEL 03/01/2013 – PROT. 96/2013</text:p></draw:text-box></draw:frame><draw:custom-shape text:anchor-type="paragraph" draw:z-index="1" draw:name="Rectangle 1" draw:style-name="Mgr1" draw:text-style-name="MP5" svg:width="8.556cm" svg:height="3.559cm" svg:x="2.316cm" svg:y="0.275cm"><text:p text:style-name="MP3"><text:span text:style-name="MT3">Comune di Savona</text:span></text:p><text:p text:style-name="MP3"><text:span text:style-name="MT4">Settore Pianificazione Territoriale</text:span></text:p><text:p text:style-name="MP4"><text:span text:style-name="MT5">Sportello Unico per l’Edilizia</text:span></text:p><text:p/><draw:enhanced-geometry svg:viewBox="0 0 21600 21600" draw:type="non-primitive" draw:enhanced-path="M 0 0 L 21600 0 21600 21600 0 21600 Z N"/></draw:custom-shape><draw:frame draw:style-name="Mfr2" draw:name="Picture 1" text:anchor-type="as-char" svg:width="2.191cm" style:rel-width="scale" svg:height="3.113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2" table:style-name="Tabella2">
          <table:table-column table:style-name="Tabella2.A"/>
          <table:table-column table:style-name="Tabella2.B"/>
          <table:table-column table:style-name="Tabella2.C"/>
          <table:table-row>
            <table:table-cell table:style-name="Tabella2.A1" office:value-type="string">
              <text:p text:style-name="MP1">ISTRUTTORE TECNICO</text:p>
              <text:p text:style-name="MP6">[onload.istruttore_tecnico]</text:p>
              <text:p text:style-name="MP1"/>
              <text:p text:style-name="MP1"/>
            </table:table-cell>
            <table:table-cell table:style-name="Tabella2.A1" office:value-type="string">
              <text:p text:style-name="MP1">RESPONSABILE DEL PROCEDIMENTO</text:p>
              <text:p text:style-name="MP1">Geom. Ivo Maffioli</text:p>
            </table:table-cell>
            <table:table-cell table:style-name="Tabella2.A1" office:value-type="string">
              <text:p text:style-name="MP1">DIRIGENTE</text:p>
              <text:p text:style-name="MP1"/>
              <text:p text:style-name="MP1">Arch. Giovanna Macario</text:p>
            </table:table-cell>
          </table:table-row>
        </table:table>
        <text:p text:style-name="Footer"><text:span text:style-name="Numero_20_pagina">ultimazione documento: <text:s text:c="28"/>f</text:span>ile:<text:file-name text:display="full">C:\Users\Claudio\Dropbox\Modelli di stampa Savona\documenti\PROVVEDIMENTI\PERMESSO PER COSTRUIRE 04_2013.odt</text:file-name><text:tab/><text:tab/></text:p>
        <text:p text:style-name="Footer"><text:tab/> <text:s text:c="139"/>Pagina <text:span text:style-name="Numero_20_pagina"><text:page-number text:select-page="current">1</text:page-number></text:span><text:span text:style-name="Numero_20_pagina"> di </text:span><text:span text:style-name="Numero_20_pagina"><text:page-count>1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dc:title/>
    <meta:initial-creator>Claudio</meta:initial-creator>
    <meta:creation-date>2014-01-27T14:48:00Z</meta:creation-date>
    <dc:date>2014-02-03T12:11:48.636000000</dc:date>
    <meta:print-date>2007-06-07T09:03:00Z</meta:print-date>
    <meta:editing-cycles>5</meta:editing-cycles>
    <meta:editing-duration>PT31M33S</meta:editing-duration>
    <meta:document-statistic meta:table-count="7" meta:image-count="0" meta:object-count="1" meta:page-count="18" meta:paragraph-count="227" meta:word-count="5275" meta:character-count="36302" meta:non-whitespace-character-count="30313"/>
    <meta:template xlink:type="simple" xlink:actuate="onRequest" xlink:title="" xlink:href="./PERMESSO%20PER%20COSTRUIRE%2004_2013.dot"/>
  </office:meta>
</office:document-meta>
</file>